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0703627846F.jpg"/>
  <manifest:file-entry manifest:media-type="image/jpeg" manifest:full-path="Pictures/100000000000054C0000019DFD1D99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ff00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493cm" fo:min-width="12.155cm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2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min-height="2.44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521cm" fo:min-width="8.718cm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 style:list-style-name="L9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7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8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9" style:family="graphic" style:parent-style-name="standard">
      <style:graphic-properties draw:stroke="none" draw:fill="none" draw:fill-color="#bbe0e3" draw:textarea-horizontal-align="left" draw:textarea-vertical-align="top" draw:auto-grow-height="true" fo:min-height="1.01cm" fo:min-width="0.012cm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7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2.001cm" fo:padding-top="0.013cm" fo:padding-bottom="0.013cm" fo:padding-left="0.013cm" fo:padding-right="0.013cm" draw:shadow="hidden"/>
    </style:style>
    <style:style style:name="pr8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5.456cm" fo:min-width="0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pr1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858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895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342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827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7cm" fo:min-width="0cm" fo:padding-top="0.13cm" fo:padding-bottom="0.13cm" fo:padding-left="0.25cm" fo:padding-right="0.25cm" fo:wrap-option="no-wrap" draw:shadow="hidden"/>
    </style:style>
    <style:style style:name="pr16" style:family="presentation" style:parent-style-name="Default-outline1" style:list-style-name="L8">
      <style:graphic-properties draw:fill-color="#ffffff" draw:auto-grow-height="true" fo:min-height="11.22cm"/>
    </style:style>
    <style:style style:name="pr17" style:family="presentation" style:parent-style-name="Default-notes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draw:auto-grow-width="false" fo:min-height="11.74cm" fo:min-width="0cm" fo:padding-top="0.13cm" fo:padding-bottom="0.13cm" fo:padding-left="0.25cm" fo:padding-right="0.25cm" fo:wrap-option="no-wrap" draw:shadow="hidden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687cm" fo:min-width="0cm" fo:padding-top="0.13cm" fo:padding-bottom="0.13cm" fo:padding-left="0.25cm" fo:padding-right="0.25cm" fo:wrap-option="no-wrap" draw:shadow="hidden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9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211cm" fo:margin-bottom="0cm" text:enable-numbering="true" fo:text-indent="-0.952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margin-left="0cm" fo:margin-right="0cm" fo:line-height="100%" fo:text-align="center" text:enable-numbering="false" fo:text-indent="0cm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margin-top="0.158cm" fo:margin-bottom="0cm" text:enable-numbering="false" fo:text-indent="0cm"/>
    </style:style>
    <style:style style:name="P12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13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/>
    </style:style>
    <style:style style:name="P1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5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/>
    </style:style>
    <style:style style:name="P16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17" style:family="paragraph">
      <style:paragraph-properties fo:margin-left="2.063cm" fo:margin-right="0cm" text:enable-numbering="true" fo:text-indent="-0.793cm"/>
    </style:style>
    <style:style style:name="P18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9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/>
    </style:style>
    <style:style style:name="P20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/>
      <style:text-properties fo:font-size="18pt"/>
    </style:style>
    <style:style style:name="P21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 style:writing-mode="lr-tb"/>
      <style:text-properties fo:font-size="18pt"/>
    </style:style>
    <style:style style:name="P22" style:family="paragraph">
      <style:paragraph-properties fo:margin-left="0cm" fo:margin-right="0cm" fo:line-height="100%" text:enable-numbering="false" fo:text-indent="0cm" style:punctuation-wrap="simple" style:line-break="normal" style:writing-mode="lr-tb"/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margin-left="0.952cm" fo:margin-right="0cm" fo:margin-top="0.211cm" fo:margin-bottom="0cm" fo:line-height="90%" text:enable-numbering="true" fo:text-indent="-0.952cm" style:writing-mode="lr-tb"/>
    </style:style>
    <style:style style:name="P25" style:family="paragraph">
      <style:paragraph-properties fo:margin-left="0cm" fo:margin-right="0cm" text:enable-numbering="false" fo:text-indent="0cm"/>
      <style:text-properties fo:font-size="28pt" style:font-size-asian="32pt" style:font-size-complex="32pt"/>
    </style:style>
    <style:style style:name="P26" style:family="paragraph">
      <style:paragraph-properties fo:margin-left="0cm" fo:margin-right="0cm" fo:text-indent="0cm" style:writing-mode="lr-tb"/>
      <style:text-properties fo:font-size="28pt" style:font-size-asian="32pt" style:font-size-complex="32pt"/>
    </style:style>
    <style:style style:name="P27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P28" style:family="paragraph">
      <style:paragraph-properties fo:margin-left="0cm" fo:margin-right="0cm" fo:line-height="100%" text:enable-numbering="false" fo:text-indent="0cm"/>
    </style:style>
    <style:style style:name="P29" style:family="paragraph">
      <style:paragraph-properties fo:margin-left="0cm" fo:margin-right="0cm" fo:line-height="100%" text:enable-numbering="false" fo:text-indent="0cm" style:writing-mode="lr-tb"/>
    </style:style>
    <style:style style:name="P30" style:family="paragraph">
      <style:paragraph-properties fo:margin-left="0cm" fo:margin-right="0cm" fo:text-indent="0cm" style:text-autospace="none"/>
    </style:style>
    <style:style style:name="P31" style:family="paragraph">
      <style:paragraph-properties style:writing-mode="lr-tb"/>
      <style:text-properties fo:font-family="Arial" style:font-family-generic="swiss" style:font-pitch="variable" fo:font-size="22pt"/>
    </style:style>
    <style:style style:name="P32" style:family="paragraph">
      <style:paragraph-properties fo:margin-left="0cm" fo:margin-right="0cm" text:enable-numbering="false" fo:text-indent="0cm" style:writing-mode="lr-tb"/>
    </style:style>
    <style:style style:name="P33" style:family="paragraph">
      <style:paragraph-properties fo:margin-left="0.952cm" fo:margin-right="0cm" fo:margin-top="0.123cm" fo:margin-bottom="0cm" fo:line-height="100%" text:enable-numbering="false" fo:text-indent="-0.952cm" style:punctuation-wrap="hanging" style:line-break="strict"/>
    </style:style>
    <style:style style:name="P34" style:family="paragraph">
      <style:paragraph-properties fo:margin-left="0cm" fo:margin-right="0cm" fo:margin-top="0.211cm" fo:margin-bottom="0cm" text:enable-numbering="true" fo:text-indent="0cm"/>
    </style:style>
    <style:style style:name="P35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36" style:family="paragraph">
      <style:paragraph-properties fo:margin-left="0cm" fo:margin-right="0cm" fo:margin-top="0.158cm" fo:margin-bottom="0cm" text:enable-numbering="false" fo:text-indent="0cm" style:writing-mode="lr-tb"/>
      <style:text-properties fo:font-size="12pt"/>
    </style:style>
    <style:style style:name="P37" style:family="paragraph">
      <style:paragraph-properties fo:margin-left="0cm" fo:margin-right="0cm" fo:margin-top="0.158cm" fo:margin-bottom="0cm" text:enable-numbering="false" fo:text-indent="0cm"/>
      <style:text-properties fo:font-size="12pt"/>
    </style:style>
    <style:style style:name="P38" style:family="paragraph">
      <style:paragraph-properties fo:margin-left="0cm" fo:margin-right="0cm" text:enable-numbering="false" fo:text-indent="0cm"/>
      <style:text-properties fo:font-size="26pt" style:font-size-asian="32pt" style:font-size-complex="32pt"/>
    </style:style>
    <style:style style:name="P39" style:family="paragraph">
      <style:paragraph-properties fo:margin-left="0cm" fo:margin-right="0cm" fo:text-indent="0cm" style:writing-mode="lr-tb"/>
      <style:text-properties fo:font-size="26pt" style:font-size-asian="32pt" style:font-size-complex="32pt"/>
    </style:style>
    <style:style style:name="P40" style:family="paragraph">
      <style:paragraph-properties fo:margin-left="0cm" fo:margin-right="0cm" fo:text-indent="0cm" style:text-autospace="none"/>
      <style:text-properties fo:font-family="Arial" style:font-family-generic="swiss" style:font-pitch="variable" fo:font-size="18pt" fo:font-weight="normal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1" style:family="paragraph">
      <style:paragraph-properties fo:margin-left="0cm" fo:margin-right="0cm" fo:text-indent="0cm" style:text-autospace="none"/>
      <style:text-properties fo:color="#646464" fo:font-family="Arial" style:font-family-generic="swiss" style:font-pitch="variable" fo:font-size="18pt" fo:font-weight="normal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2" style:family="paragraph">
      <style:paragraph-properties fo:margin-left="0cm" fo:margin-right="0cm" fo:text-indent="0cm" style:text-autospace="none"/>
      <style:text-properties fo:color="#000000" fo:font-family="Arial" style:font-family-generic="swiss" style:font-pitch="variable" fo:font-size="18pt" fo:font-weight="normal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3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 style:writing-mode="lr-tb"/>
      <style:text-properties fo:font-family="Arial" style:font-family-generic="swiss" style:font-pitch="variable" fo:font-size="18pt" fo:font-weight="normal"/>
    </style:style>
    <style:style style:name="P44" style:family="paragraph">
      <style:paragraph-properties fo:margin-left="0cm" fo:margin-right="0cm" fo:text-indent="0cm" style:text-autospace="none"/>
      <style:text-properties fo:font-family="Arial" style:font-family-generic="swiss" style:font-pitch="variable" fo:font-size="18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5" style:family="paragraph">
      <style:paragraph-properties fo:margin-left="0.952cm" fo:margin-right="0cm" fo:margin-top="0.123cm" fo:margin-bottom="0cm" fo:line-height="100%" text:enable-numbering="false" fo:text-indent="-0.952cm" style:punctuation-wrap="hanging" style:line-break="strict" style:writing-mode="lr-tb"/>
      <style:text-properties fo:font-family="Arial" style:font-family-generic="swiss" style:font-pitch="variable" fo:font-size="18pt"/>
    </style:style>
    <style:style style:name="P46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7" style:family="paragraph">
      <style:paragraph-properties fo:margin-left="0.952cm" fo:margin-right="0cm" fo:margin-top="0.211cm" fo:margin-bottom="0cm" fo:line-height="100%" text:enable-numbering="false" fo:text-indent="-0.952cm" style:punctuation-wrap="hanging" style:line-break="strict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family="Arial" style:font-family-generic="modern" style:font-pitch="variable"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000000" fo:font-family="Arial" style:font-family-generic="modern" style:font-pitch="variable" fo:font-size="20pt" style:font-size-asian="20pt" style:font-size-complex="20pt"/>
    </style:style>
    <style:style style:name="T6" style:family="text">
      <style:text-properties fo:color="#000000" fo:font-family="Arial" style:font-family-generic="modern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language="en" fo:country="US"/>
    </style:style>
    <style:style style:name="T8" style:family="text">
      <style:text-properties fo:color="#7f0055" fo:font-family="Arial" style:font-family-generic="modern" style:font-pitch="variable" fo:font-size="20pt" fo:language="en" fo:country="US" style:font-size-asian="20pt" style:font-size-complex="20pt"/>
    </style:style>
    <style:style style:name="T9" style:family="text">
      <style:text-properties fo:font-family="Arial" style:font-family-generic="modern" style:font-pitch="variable" fo:font-size="20pt" fo:language="en" fo:country="US" style:font-size-asian="20pt" style:font-size-complex="20pt"/>
    </style:style>
    <style:style style:name="T10" style:family="text">
      <style:text-properties fo:color="#0000c0" fo:font-family="Arial" style:font-family-generic="modern" style:font-pitch="variable" fo:font-size="20pt" fo:language="en" fo:country="US" style:font-size-asian="20pt" style:font-size-complex="20pt"/>
    </style:style>
    <style:style style:name="T11" style:family="text">
      <style:text-properties fo:color="#7f0055" fo:font-family="Arial" style:font-family-generic="modern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12" style:family="text">
      <style:text-properties fo:font-family="Arial" style:font-family-generic="modern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13" style:family="text">
      <style:text-properties fo:color="#0000c0" fo:font-family="Arial" style:font-family-generic="modern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14" style:family="text">
      <style:text-properties fo:color="#000000" fo:font-family="Arial" style:font-family-generic="modern" style:font-pitch="variable"/>
    </style:style>
    <style:style style:name="T15" style:family="text">
      <style:text-properties fo:color="#3f7f7f" fo:font-family="Arial" style:font-family-generic="modern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6" style:family="text">
      <style:text-properties fo:font-family="Arial" style:font-family-generic="modern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7" style:family="text">
      <style:text-properties fo:color="#7f0055" fo:font-family="Arial" style:font-family-generic="modern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8" style:family="text">
      <style:text-properties fo:color="#0000c0" fo:font-family="Arial" style:font-family-generic="modern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7f0055" fo:font-family="Arial" style:font-family-generic="modern" style:font-pitch="variable" fo:font-size="18pt" fo:language="en" fo:country="US" style:font-size-asian="18pt" style:font-size-complex="18pt"/>
    </style:style>
    <style:style style:name="T21" style:family="text">
      <style:text-properties fo:font-family="Arial" style:font-family-generic="modern" style:font-pitch="variable" fo:font-size="18pt" fo:language="en" fo:country="US" style:font-size-asian="18pt" style:font-size-complex="18pt"/>
    </style:style>
    <style:style style:name="T22" style:family="text">
      <style:text-properties fo:font-family="Arial" style:font-family-generic="modern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fo:color="#0000c0" fo:font-family="Arial" style:font-family-generic="modern" style:font-pitch="variable" fo:font-size="18pt" fo:language="en" fo:country="US" style:font-size-asian="18pt" style:font-size-complex="18pt"/>
    </style:style>
    <style:style style:name="T24" style:family="text">
      <style:text-properties fo:font-family="Arial" style:font-family-generic="modern" style:font-pitch="variable" fo:font-size="20pt" fo:language="en" fo:country="US" fo:font-weight="bold" style:font-family-asian="'ＭＳ Ｐゴシック'" style:font-family-generic-asian="modern" style:font-pitch-asian="variable" style:font-size-asian="20pt" style:font-weight-asian="bold" style:font-family-complex="'ＭＳ Ｐゴシック'" style:font-family-generic-complex="modern" style:font-pitch-complex="variable" style:font-size-complex="20pt" style:font-weight-complex="bold"/>
    </style:style>
    <style:style style:name="T25" style:family="text">
      <style:text-properties fo:color="#000000" fo:font-family="Arial" style:font-family-generic="modern" style:font-pitch="variable" fo:language="en" fo:country="US"/>
    </style:style>
    <style:style style:name="T26" style:family="text">
      <style:text-properties fo:color="#3f7f5f" fo:font-family="Arial" style:font-family-generic="modern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27" style:family="text">
      <style:text-properties fo:color="#000000"/>
    </style:style>
    <style:style style:name="T28" style:family="text">
      <style:text-properties fo:language="en" fo:country="US"/>
    </style:style>
    <style:style style:name="T29" style:family="text">
      <style:text-properties fo:font-family="'Courier New'" style:font-family-generic="modern" style:font-pitch="fixed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30" style:family="text">
      <style:text-properties fo:color="#7f0055" fo:font-family="Arial" style:font-family-generic="modern" style:font-pitch="variable" fo:font-size="20pt" fo:language="en" fo:country="US" fo:font-weight="bold" style:font-family-asian="'ＭＳ Ｐゴシック'" style:font-family-generic-asian="modern" style:font-pitch-asian="variable" style:font-size-asian="20pt" style:font-weight-asian="bold" style:font-family-complex="'ＭＳ Ｐゴシック'" style:font-family-generic-complex="modern" style:font-pitch-complex="variable" style:font-size-complex="20pt" style:font-weight-complex="bold"/>
    </style:style>
    <style:style style:name="T31" style:family="text">
      <style:text-properties fo:color="#000000" fo:font-family="Arial" style:font-family-generic="modern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32" style:family="text">
      <style:text-properties fo:color="#000000" fo:font-family="Arial" style:font-family-generic="modern" style:font-pitch="variable" fo:font-size="20pt" fo:language="en" fo:country="US" fo:font-weight="bold" style:font-family-asian="'ＭＳ Ｐゴシック'" style:font-family-generic-asian="modern" style:font-pitch-asian="variable" style:font-size-asian="20pt" style:font-weight-asian="bold" style:font-family-complex="'ＭＳ Ｐゴシック'" style:font-family-generic-complex="modern" style:font-pitch-complex="variable" style:font-size-complex="20pt" style:font-weight-complex="bold"/>
    </style:style>
    <style:style style:name="T33" style:family="text">
      <style:text-properties fo:color="#0000c0" fo:font-family="Arial" style:font-family-generic="modern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34" style:family="text">
      <style:text-properties fo:color="#7f0055" fo:font-family="Arial" style:font-family-generic="modern" style:font-pitch="variable" fo:font-size="20pt" fo:language="en" fo:country="US" fo:font-weight="bold" style:font-family-asian="'ＭＳ Ｐゴシック'" style:font-family-generic-asian="modern" style:font-pitch-asian="variable" style:font-size-asian="20pt" style:font-weight-asian="bold" style:font-family-complex="'ＭＳ Ｐゴシック'" style:font-family-generic-complex="modern" style:font-pitch-complex="variable" style:font-size-complex="20pt" style:font-weight-complex="bold"/>
    </style:style>
    <style:style style:name="T35" style:family="text">
      <style:text-properties fo:font-size="28pt" style:font-size-asian="32pt" style:font-size-complex="32pt"/>
    </style:style>
    <style:style style:name="T36" style:family="text">
      <style:text-properties fo:font-family="'Lucida Sans'" style:font-family-generic="swiss" style:font-pitch="variable" fo:font-size="20pt" fo:language="en" fo:country="US" style:font-size-asian="20pt" style:font-size-complex="20pt"/>
    </style:style>
    <style:style style:name="T37" style:family="text">
      <style:text-properties fo:font-family="'Lucida San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38" style:family="text">
      <style:text-properties fo:color="#660033" fo:font-family="'Lucida Sans'" style:font-family-generic="swiss" style:font-pitch="variable" fo:font-size="20pt" fo:language="en" fo:country="US" style:font-size-asian="20pt" style:font-size-complex="20pt"/>
    </style:style>
    <style:style style:name="T39" style:family="text">
      <style:text-properties fo:color="#000099" fo:font-family="'Lucida Sans'" style:font-family-generic="swiss" style:font-pitch="variable" fo:font-size="20pt" fo:language="en" fo:country="US" style:font-size-asian="20pt" style:font-size-complex="20pt"/>
    </style:style>
    <style:style style:name="T40" style:family="text">
      <style:text-properties fo:font-family="'Lucida Sans'" style:font-family-generic="swiss" style:font-pitch="variable" fo:font-size="13pt" fo:font-weight="bold" style:font-size-asian="20pt" style:font-weight-asian="bold" style:font-size-complex="20pt" style:font-weight-complex="bold"/>
    </style:style>
    <style:style style:name="T41" style:family="text">
      <style:text-properties fo:color="#660033" fo:font-family="'Lucida Sans'" style:font-family-generic="swiss" style:font-pitch="variable" fo:font-size="13pt" style:font-size-asian="20pt" style:font-size-complex="20pt"/>
    </style:style>
    <style:style style:name="T42" style:family="text">
      <style:text-properties fo:font-family="'Lucida Sans'" style:font-family-generic="swiss" style:font-pitch="variable" fo:font-size="13pt" style:font-size-asian="20pt" style:font-size-complex="20pt"/>
    </style:style>
    <style:style style:name="T43" style:family="text">
      <style:text-properties fo:font-family="'Lucida Sans'" style:font-family-generic="swiss" style:font-pitch="variable" fo:font-size="13pt" fo:language="en" fo:country="US" style:font-size-asian="20pt" style:font-size-complex="20pt"/>
    </style:style>
    <style:style style:name="T44" style:family="text">
      <style:text-properties fo:font-family="'Lucida Sans'" style:font-family-generic="swiss" style:font-pitch="variable" fo:font-size="13pt" fo:language="en" fo:country="US" fo:font-weight="bold" style:font-size-asian="20pt" style:font-weight-asian="bold" style:font-size-complex="20pt" style:font-weight-complex="bold"/>
    </style:style>
    <style:style style:name="T45" style:family="text">
      <style:text-properties fo:color="#660033" fo:font-family="'Lucida Sans'" style:font-family-generic="swiss" style:font-pitch="variable" fo:font-size="13pt" fo:language="en" fo:country="US" style:font-size-asian="20pt" style:font-size-complex="20pt"/>
    </style:style>
    <style:style style:name="T46" style:family="text">
      <style:text-properties fo:color="#000099" fo:font-family="'Lucida Sans'" style:font-family-generic="swiss" style:font-pitch="variable" fo:font-size="13pt" fo:language="en" fo:country="US" style:font-size-asian="20pt" style:font-size-complex="20pt"/>
    </style:style>
    <style:style style:name="T47" style:family="text">
      <style:text-properties fo:color="#006699" fo:font-family="'Lucida Sans'" style:font-family-generic="swiss" style:font-pitch="variable" fo:font-size="13pt" fo:language="en" fo:country="US" style:font-size-asian="20pt" style:font-size-complex="20pt"/>
    </style:style>
    <style:style style:name="T48" style:family="text">
      <style:text-properties fo:color="#000099" fo:font-size="13pt" fo:language="en" fo:country="US" style:font-size-asian="20pt" style:font-size-complex="20pt"/>
    </style:style>
    <style:style style:name="T49" style:family="text">
      <style:text-properties fo:color="#006699" fo:font-size="13pt" fo:language="en" fo:country="US" style:font-size-asian="20pt" style:font-size-complex="20pt"/>
    </style:style>
    <style:style style:name="T50" style:family="text">
      <style:text-properties fo:color="#660033" fo:font-size="13pt" fo:language="en" fo:country="US" style:font-size-asian="20pt" style:font-size-complex="20pt"/>
    </style:style>
    <style:style style:name="T51" style:family="text">
      <style:text-properties fo:font-size="13pt" fo:language="en" fo:country="US" style:font-size-asian="20pt" style:font-size-complex="20pt"/>
    </style:style>
    <style:style style:name="T52" style:family="text">
      <style:text-properties fo:language="en" fo:country="US" fo:font-style="italic"/>
    </style:style>
    <style:style style:name="T53" style:family="text">
      <style:text-properties fo:language="en" fo:country="US" fo:font-style="normal"/>
    </style:style>
    <style:style style:name="T54" style:family="text">
      <style:text-properties fo:color="#7f0055" fo:font-family="Arial" style:font-family-generic="swiss" style:font-pitch="variable" fo:font-size="22pt" fo:language="en" fo:country="US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13.6000003814697pt" style:font-weight-complex="bold"/>
    </style:style>
    <style:style style:name="T55" style:family="text">
      <style:text-properties fo:color="#000000" fo:font-family="Arial" style:font-family-generic="swiss" style:font-pitch="variable" fo:font-size="22pt" fo:language="en" fo:country="US" style:font-family-asian="Monaco" style:font-family-generic-asian="modern" style:font-pitch-asian="fixed" style:font-size-asian="24pt" style:font-family-complex="Monaco" style:font-family-generic-complex="modern" style:font-pitch-complex="fixed" style:font-size-complex="13.6000003814697pt"/>
    </style:style>
    <style:style style:name="T56" style:family="text">
      <style:text-properties fo:color="#000000" fo:font-family="Arial" style:font-family-generic="swiss" style:font-pitch="variable" fo:font-size="22pt" fo:language="en" fo:country="US" fo:font-weight="bold" style:font-family-asian="Monaco" style:font-family-generic-asian="modern" style:font-pitch-asian="fixed" style:font-size-asian="24pt" style:font-family-complex="Monaco" style:font-family-generic-complex="modern" style:font-pitch-complex="fixed" style:font-size-complex="13.6000003814697pt"/>
    </style:style>
    <style:style style:name="T57" style:family="text">
      <style:text-properties fo:color="#2a00ff" fo:font-family="Arial" style:font-family-generic="swiss" style:font-pitch="variable" fo:font-size="22pt" fo:language="en" fo:country="US" style:font-family-asian="Monaco" style:font-family-generic-asian="modern" style:font-pitch-asian="fixed" style:font-size-asian="24pt" style:font-family-complex="Monaco" style:font-family-generic-complex="modern" style:font-pitch-complex="fixed" style:font-size-complex="13.6000003814697pt"/>
    </style:style>
    <style:style style:name="T58" style:family="text">
      <style:text-properties fo:color="#000000" fo:font-family="Arial" style:font-family-generic="swiss" style:font-pitch="variable" fo:font-size="22pt" fo:language="en" fo:country="US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13.6000003814697pt" style:font-weight-complex="bold"/>
    </style:style>
    <style:style style:name="T59" style:family="text">
      <style:text-properties fo:color="#000000" fo:font-family="Arial" style:font-family-generic="swiss" style:font-pitch="variable" fo:font-size="22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60" style:family="text">
      <style:text-properties fo:color="#008080" fo:font-family="Arial" style:font-family-generic="swiss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61" style:family="text">
      <style:text-properties fo:color="#3f7f7f" fo:font-family="Arial" style:font-family-generic="swiss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62" style:family="text">
      <style:text-properties fo:color="#7f007f" fo:font-family="Arial" style:font-family-generic="swiss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63" style:family="text">
      <style:text-properties fo:color="#000000" fo:font-family="Arial" style:font-family-generic="swiss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64" style:family="text">
      <style:text-properties fo:color="#2a00ff" fo:font-family="Arial" style:font-family-generic="swiss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65" style:family="text">
      <style:text-properties fo:font-family="Arial" style:font-family-generic="swiss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66" style:family="text">
      <style:text-properties fo:color="#008080" fo:font-family="Arial" style:font-family-generic="swiss" fo:font-size="14pt" fo:language="en" fo:country="US" fo:font-weight="bold" style:font-family-asian="'ＭＳ Ｐゴシック'" style:font-family-generic-asian="modern" style:font-pitch-asian="variable" style:font-size-asian="14pt" style:font-weight-asian="bold" style:font-family-complex="'ＭＳ Ｐゴシック'" style:font-family-generic-complex="modern" style:font-pitch-complex="variable" style:font-size-complex="14pt" style:font-weight-complex="bold"/>
    </style:style>
    <style:style style:name="T67" style:family="text">
      <style:text-properties fo:color="#7f0055" fo:font-family="Arial" style:font-family-generic="swiss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68" style:family="text">
      <style:text-properties fo:color="#0000c0" fo:font-family="Arial" style:font-family-generic="swiss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69" style:family="text">
      <style:text-properties fo:color="#008080" fo:font-family="Monaco" style:font-family-generic="modern" style:font-pitch="variable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70" style:family="text">
      <style:text-properties fo:font-size="20pt" fo:language="en" fo:country="US" style:font-size-asian="20pt" style:font-size-complex="20pt"/>
    </style:style>
    <style:style style:name="T71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72" style:family="text">
      <style:text-properties fo:color="#646464" fo:font-family="Arial" style:font-family-generic="modern" style:font-pitch="variable" fo:font-size="20pt" fo:language="en" fo:country="US" fo:font-weight="bold" style:font-family-asian="'ＭＳ Ｐゴシック'" style:font-family-generic-asian="modern" style:font-pitch-asian="variable" style:font-size-asian="20pt" style:font-weight-asian="bold" style:font-family-complex="'ＭＳ Ｐゴシック'" style:font-family-generic-complex="modern" style:font-pitch-complex="variable" style:font-size-complex="20pt" style:font-weight-complex="bold"/>
    </style:style>
    <style:style style:name="T73" style:family="text">
      <style:text-properties fo:color="#0000ff" fo:font-family="Arial" style:font-family-generic="modern" style:font-pitch="variable" fo:font-size="20pt" fo:language="en" fo:country="US" fo:font-weight="bold" style:font-family-asian="'ＭＳ Ｐゴシック'" style:font-family-generic-asian="modern" style:font-pitch-asian="variable" style:font-size-asian="20pt" style:font-weight-asian="bold" style:font-family-complex="'ＭＳ Ｐゴシック'" style:font-family-generic-complex="modern" style:font-pitch-complex="variable" style:font-size-complex="20pt" style:font-weight-complex="bold"/>
    </style:style>
    <style:style style:name="T74" style:family="text">
      <style:text-properties fo:color="#000000" fo:font-size="12pt" fo:language="en" fo:country="US"/>
    </style:style>
    <style:style style:name="T75" style:family="text">
      <style:text-properties fo:color="#008080" fo:font-family="Arial" style:font-family-generic="modern" style:font-pitch="variable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76" style:family="text">
      <style:text-properties fo:color="#3f7f7f" fo:font-family="Arial" style:font-family-generic="modern" style:font-pitch="variable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77" style:family="text">
      <style:text-properties fo:color="#7f007f" fo:font-family="Arial" style:font-family-generic="modern" style:font-pitch="variable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78" style:family="text">
      <style:text-properties fo:color="#000000" fo:font-family="Arial" style:font-family-generic="modern" style:font-pitch="variable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79" style:family="text">
      <style:text-properties fo:color="#2a00ff" fo:font-family="Arial" style:font-family-generic="modern" style:font-pitch="variable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80" style:family="text">
      <style:text-properties fo:font-family="Arial" style:font-family-generic="modern" style:font-pitch="variable" fo:font-size="14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81" style:family="text">
      <style:text-properties fo:color="#008080" fo:font-family="Arial" style:font-family-generic="modern" style:font-pitch="variable" fo:font-size="14pt" fo:language="en" fo:country="US" fo:font-weight="bold" style:font-family-asian="'ＭＳ Ｐゴシック'" style:font-family-generic-asian="modern" style:font-pitch-asian="variable" style:font-size-asian="14pt" style:font-weight-asian="bold" style:font-family-complex="'ＭＳ Ｐゴシック'" style:font-family-generic-complex="modern" style:font-pitch-complex="variable" style:font-size-complex="14pt" style:font-weight-complex="bold"/>
    </style:style>
    <style:style style:name="T82" style:family="text">
      <style:text-properties fo:color="#7f0055" fo:font-family="Arial" style:font-family-generic="modern" style:font-pitch="variable" fo:font-size="14pt" fo:language="en" fo:country="US" fo:font-weight="bold" style:font-family-asian="'ＭＳ Ｐゴシック'" style:font-family-generic-asian="modern" style:font-pitch-asian="variable" style:font-size-asian="14pt" style:font-weight-asian="bold" style:font-family-complex="'ＭＳ Ｐゴシック'" style:font-family-generic-complex="modern" style:font-pitch-complex="variable" style:font-size-complex="14pt" style:font-weight-complex="bold"/>
    </style:style>
    <style:style style:name="T83" style:family="text">
      <style:text-properties fo:font-family="Arial" style:font-family-generic="modern" style:font-pitch="variable" fo:font-size="14pt" fo:language="en" fo:country="US" fo:font-weight="bold" style:font-family-asian="'ＭＳ Ｐゴシック'" style:font-family-generic-asian="modern" style:font-pitch-asian="variable" style:font-size-asian="14pt" style:font-weight-asian="bold" style:font-family-complex="'ＭＳ Ｐゴシック'" style:font-family-generic-complex="modern" style:font-pitch-complex="variable" style:font-size-complex="14pt" style:font-weight-complex="bold"/>
    </style:style>
    <style:style style:name="T84" style:family="text">
      <style:text-properties fo:color="#0000c0" fo:font-family="Arial" style:font-family-generic="modern" style:font-pitch="variable" fo:font-size="14pt" fo:language="en" fo:country="US" fo:font-weight="bold" style:font-family-asian="'ＭＳ Ｐゴシック'" style:font-family-generic-asian="modern" style:font-pitch-asian="variable" style:font-size-asian="14pt" style:font-weight-asian="bold" style:font-family-complex="'ＭＳ Ｐゴシック'" style:font-family-generic-complex="modern" style:font-pitch-complex="variable" style:font-size-complex="14pt" style:font-weight-complex="bold"/>
    </style:style>
    <style:style style:name="T85" style:family="text">
      <style:text-properties fo:font-size="26pt"/>
    </style:style>
    <style:style style:name="T86" style:family="text">
      <style:text-properties fo:color="#7f0055" fo:font-family="Arial" style:font-family-generic="swiss" style:font-pitch="variable" fo:font-size="18pt" fo:language="en" fo:country="US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87" style:family="text">
      <style:text-properties fo:color="#000000" fo:font-family="Arial" style:font-family-generic="swiss" style:font-pitch="variable" fo:font-size="18pt" fo:language="en" fo:country="US" style:text-underline-style="none" fo:font-weight="normal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88" style:family="text">
      <style:text-properties fo:color="#000000" fo:font-family="Arial" style:font-family-generic="swiss" style:font-pitch="variable" fo:font-size="18pt" fo:language="en" fo:country="US" fo:font-weight="normal" style:font-family-asian="'ＭＳ Ｐゴシック'" style:font-family-generic-asian="modern" style:font-pitch-asian="variable" style:font-size-asian="20pt" style:font-weight-asian="bold" style:font-family-complex="'ＭＳ Ｐゴシック'" style:font-family-generic-complex="modern" style:font-pitch-complex="variable" style:font-size-complex="20pt" style:font-weight-complex="bold"/>
    </style:style>
    <style:style style:name="T89" style:family="text">
      <style:text-properties fo:color="#000000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20pt" style:font-weight-asian="bold" style:font-family-complex="'ＭＳ Ｐゴシック'" style:font-family-generic-complex="modern" style:font-pitch-complex="variable" style:font-size-complex="20pt" style:font-weight-complex="bold"/>
    </style:style>
    <style:style style:name="T90" style:family="text">
      <style:text-properties fo:color="#000000" fo:font-family="Arial" style:font-family-generic="swiss" style:font-pitch="variable" fo:font-size="18pt" fo:language="en" fo:country="US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91" style:family="text">
      <style:text-properties fo:color="#000000" fo:font-family="Arial" style:font-family-generic="swiss" style:font-pitch="variable" fo:font-size="18pt" fo:language="en" fo:country="US" fo:font-weight="normal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92" style:family="text">
      <style:text-properties fo:color="#0000c0" fo:font-family="Arial" style:font-family-generic="swiss" style:font-pitch="variable" fo:font-size="18pt" fo:language="en" fo:country="US" fo:font-style="italic" fo:font-weight="normal" style:font-family-asian="Monaco" style:font-family-generic-asian="modern" style:font-pitch-asian="fixed" style:font-size-asian="11pt" style:font-style-asian="italic" style:font-weight-asian="bold" style:font-family-complex="Monaco" style:font-family-generic-complex="modern" style:font-pitch-complex="fixed" style:font-size-complex="6.30000019073486pt" style:font-style-complex="italic" style:font-weight-complex="bold"/>
    </style:style>
    <style:style style:name="T93" style:family="text">
      <style:text-properties fo:color="#7f0055" fo:font-family="Arial" style:font-family-generic="swiss" style:font-pitch="variable" fo:font-size="18pt" fo:language="en" fo:country="US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94" style:family="text">
      <style:text-properties fo:color="#008080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5" style:family="text">
      <style:text-properties fo:color="#3f7f7f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6" style:family="text">
      <style:text-properties fo:color="#00808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4pt" style:font-family-complex="'ＭＳ Ｐゴシック'" style:font-family-generic-complex="modern" style:font-pitch-complex="variable" style:font-size-complex="14pt"/>
    </style:style>
    <style:style style:name="T97" style:family="text">
      <style:text-properties fo:color="#7f007f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8" style:family="text">
      <style:text-properties fo:color="#000000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9" style:family="text">
      <style:text-properties fo:color="#2a00ff" fo:font-family="Arial" style:font-family-generic="swiss" style:font-pitch="variable" fo:font-size="18pt" fo:language="en" fo:country="US" fo:font-style="italic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6.30000019073486pt" style:font-style-complex="italic"/>
    </style:style>
    <style:style style:name="T100" style:family="text">
      <style:text-properties fo:font-size="12pt"/>
    </style:style>
    <style:style style:name="T101" style:family="text"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02" style:family="text">
      <style:text-properties fo:color="#646464" fo:font-family="Arial" style:font-family-generic="modern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103" style:family="text">
      <style:text-properties fo:color="#2a00ff" fo:font-family="Arial" style:font-family-generic="modern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104" style:family="text">
      <style:text-properties fo:color="#000000" fo:font-family="Arial" style:font-family-generic="modern" style:font-pitch="variable" fo:font-size="24pt" fo:language="en" fo:country="US" fo:font-weight="bold" style:font-family-asian="'ＭＳ Ｐゴシック'" style:font-family-generic-asian="modern" style:font-pitch-asian="variable" style:font-size-asian="24pt" style:font-weight-asian="bold" style:font-family-complex="'ＭＳ Ｐゴシック'" style:font-family-generic-complex="modern" style:font-pitch-complex="variable" style:font-size-complex="24pt" style:font-weight-complex="bold"/>
    </style:style>
    <style:style style:name="T105" style:family="text">
      <style:text-properties fo:color="#000000" fo:font-family="Arial" style:font-family-generic="modern" style:font-pitch="variable" fo:font-size="24pt" fo:language="en" fo:country="US" style:font-family-asian="'ＭＳ Ｐゴシック'" style:font-family-generic-asian="modern" style:font-pitch-asian="variable" style:font-size-asian="24pt" style:font-family-complex="'ＭＳ Ｐゴシック'" style:font-family-generic-complex="modern" style:font-pitch-complex="variable" style:font-size-complex="24pt"/>
    </style:style>
    <style:style style:name="T106" style:family="text">
      <style:text-properties fo:color="#7f0055" fo:font-family="Arial" style:font-family-generic="modern" style:font-pitch="variable" fo:font-size="24pt" fo:language="en" fo:country="US" fo:font-weight="bold" style:font-family-asian="'ＭＳ Ｐゴシック'" style:font-family-generic-asian="modern" style:font-pitch-asian="variable" style:font-size-asian="24pt" style:font-weight-asian="bold" style:font-family-complex="'ＭＳ Ｐゴシック'" style:font-family-generic-complex="modern" style:font-pitch-complex="variable" style:font-size-complex="24pt" style:font-weight-complex="bold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modern" style:font-pitch="variable" fo:color="#7f005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moder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nnotation-Based  Dependency Injection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351cm" svg:x="1.826cm" svg:y="5.68cm" presentation:class="title" presentation:user-transformed="true">
          <draw:text-box>
            <text:p text:style-name="P1"><text:span text:style-name="T1">Annotation-Based </text:span><text:span text:style-name="T1"><text:line-break/></text:span><text:span text:style-name="T1">Dependency Injection</text:span></text:p>
          </draw:text-box>
        </draw:frame>
        <draw:frame presentation:style-name="pr2" draw:text-style-name="P2" draw:layer="layout" svg:width="18.915cm" svg:height="4.87cm" svg:x="2.464cm" svg:y="8.40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troducing Spring’s Annotations for Dependency Injection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opics in this Sess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Annotation Quick Start</text:p>
              </text:list-item>
            </text:list>
            <text:list text:style-name="L3">
              <text:list-item>
                <text:p text:style-name="P6">All Configuration Annotations</text:p>
              </text:list-item>
            </text:list>
            <text:list text:style-name="L3">
              <text:list-item>
                <text:p text:style-name="P6">Annotations for Testing and JUnit <text:s/>4 Support</text:p>
              </text:list-item>
            </text:list>
            <text:list text:style-name="L3">
              <text:list-item>
                <text:p text:style-name="P6">Summary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Annotation Quick Start</text:span></text:p>
              </text:list-item>
            </text:list>
            <text:list text:style-name="L3">
              <text:list-item>
                <text:p text:style-name="P6">All Configuration Annotations</text:p>
              </text:list-item>
            </text:list>
            <text:list text:style-name="L3">
              <text:list-item>
                <text:p text:style-name="P6">Annotations for Testing and JUnit <text:s/>4 Support</text:p>
              </text:list-item>
            </text:list>
            <text:list text:style-name="L3">
              <text:list-item>
                <text:p text:style-name="P6">Summary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"/>
          <draw:frame presentation:style-name="pr7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How Spring Work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How Spring Works</text:p>
          </draw:text-box>
        </draw:frame>
        <draw:custom-shape draw:style-name="gr1" draw:text-style-name="P9" draw:layer="layout" svg:width="7.196cm" svg:height="4.234cm" svg:x="9.102cm" svg:y="6.773cm">
          <text:p text:style-name="P8"><text:span text:style-name="T3">Spring</text:span></text:p>
          <text:p text:style-name="P8"><text:span text:style-name="T3">Application Context</text:span></text:p>
          <draw:enhanced-geometry svg:viewBox="0 0 21600 21600" draw:type="rectangle" draw:enhanced-path="M 0 0 L 21600 0 21600 21600 0 21600 0 0 Z N"/>
        </draw:custom-shape>
        <draw:g draw:id="id2">
          <draw:line draw:style-name="gr2" draw:text-style-name="P10" draw:layer="layout" svg:x1="2.963cm" svg:y1="8.467cm" svg:x2="9.102cm" svg:y2="8.467cm">
            <text:p text:style-name="P4"/>
          </draw:line>
          <draw:custom-shape draw:style-name="gr3" draw:text-style-name="P9" draw:layer="layout" svg:width="4.71cm" svg:height="1.887cm" svg:x="3.585cm" svg:y="8.401cm">
            <text:p text:style-name="P1"><text:span text:style-name="T4">Configuration</text:span></text:p>
            <text:p text:style-name="P1"><text:span text:style-name="T4">Instructions</text:span></text:p>
            <draw:enhanced-geometry svg:viewBox="0 0 21600 21600" draw:type="mso-spt202" draw:enhanced-path="M 0 0 L 21600 0 21600 21600 0 21600 0 0 Z N"/>
          </draw:custom-shape>
        </draw:g>
        <draw:g draw:id="id1">
          <draw:line draw:style-name="gr2" draw:text-style-name="P10" draw:layer="layout" svg:x1="12.7cm" svg:y1="4.657cm" svg:x2="12.7cm" svg:y2="6.773cm">
            <text:p text:style-name="P4"/>
          </draw:line>
          <draw:custom-shape draw:style-name="gr4" draw:text-style-name="P9" draw:layer="layout" svg:width="11.43cm" svg:height="1.074cm" svg:x="7.832cm" svg:y="4.868cm">
            <text:p text:style-name="P1"><text:span text:style-name="T4">Your Application Classes (POJOs)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9" draw:id="id4" draw:layer="layout" svg:width="7.408cm" svg:height="3.81cm" svg:x="8.89cm" svg:y="12.912cm">
          <text:p text:style-name="P8"><text:span text:style-name="T5">Fully configured</text:span></text:p>
          <text:p text:style-name="P8"><text:span text:style-name="T5">application system</text:span></text:p>
          <text:p text:style-name="P8"><text:span text:style-name="T6">Ready for use</text:span></text:p>
          <draw:enhanced-geometry svg:viewBox="0 0 21600 21600" draw:type="rectangle" draw:enhanced-path="M 0 0 L 21600 0 21600 21600 0 21600 0 0 Z N"/>
        </draw:custom-shape>
        <draw:g draw:id="id3">
          <draw:line draw:style-name="gr2" draw:text-style-name="P10" draw:layer="layout" svg:x1="12.488cm" svg:y1="11.007cm" svg:x2="12.488cm" svg:y2="12.912cm">
            <text:p text:style-name="P4"/>
          </draw:line>
          <draw:custom-shape draw:style-name="gr3" draw:text-style-name="P9" draw:layer="layout" svg:width="2.983cm" svg:height="1.074cm" svg:x="12.487cm" svg:y="11.364cm">
            <text:p text:style-name="P5"><text:span text:style-name="T4">Create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4"/>
          <draw:frame presentation:style-name="pr8" draw:text-style-name="P2" draw:layer="layout" svg:width="14.904cm" svg:height="12cm" svg:x="2.708cm" svg:y="12.668cm" presentation:class="notes" presentation:user-transformed="true">
            <draw:text-box>
              <text:p text:style-name="P11"><text:span text:style-name="T7">These few slides just introduce the way people are used to configuring application. You can skip through them pretty quickly. The real meat is a few slides ahead. The presentation (and the lab) take the approach of comparing the XML way of doing configuration with the annotation-based approach.</text:span></text:p>
            </draw:text-box>
          </draw:frame>
        </presentation:notes>
      </draw:page>
      <draw:page draw:name="The Approach You’re Used to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2.225cm" svg:height="3.176cm" svg:x="1.269cm" svg:y="-0.001cm" presentation:class="title" presentation:user-transformed="true">
          <draw:text-box>
            <text:p text:style-name="P5">The Approach You’re Used to</text:p>
          </draw:text-box>
        </draw:frame>
        <draw:frame presentation:style-name="pr10" draw:text-style-name="P7" draw:id="id5" draw:layer="layout" svg:width="22.437cm" svg:height="5.716cm" svg:x="1.269cm" svg:y="4.656cm" presentation:class="outline" presentation:user-transformed="true">
          <draw:text-box>
            <text:list text:style-name="L5">
              <text:list-item>
                <text:p text:style-name="P12"><text:span text:style-name="T8">public class</text:span><text:span text:style-name="T9"> TransferServiceImpl implements TransferService {</text:span></text:p>
              </text:list-item>
            </text:list>
            <text:list text:style-name="L6">
              <text:list-item>
                <text:p text:style-name="P12"><text:span text:style-name="T9"><text:s text:c="4"/></text:span><text:span text:style-name="T8">public</text:span><text:span text:style-name="T9"> TransferServiceImpl(AccountRepository ar) {</text:span></text:p>
              </text:list-item>
            </text:list>
            <text:list text:style-name="L6">
              <text:list-item>
                <text:p text:style-name="P12"><text:span text:style-name="T9"><text:s text:c="8"/></text:span><text:span text:style-name="T8">this</text:span><text:span text:style-name="T9">.</text:span><text:span text:style-name="T10">accountRepository</text:span><text:span text:style-name="T9"> = ar;</text:span></text:p>
              </text:list-item>
            </text:list>
            <text:list text:style-name="L6">
              <text:list-item>
                <text:p text:style-name="P12"><text:span text:style-name="T9"><text:s text:c="4"/></text:span><text:span text:style-name="T9">}</text:span></text:p>
              </text:list-item>
            </text:list>
            <text:list text:style-name="L6">
              <text:list-item>
                <text:p text:style-name="P12"><text:span text:style-name="T9"><text:s text:c="4"/>…</text:span></text:p>
              </text:list-item>
            </text:list>
            <text:list text:style-name="L6">
              <text:list-item>
                <text:p text:style-name="P12"><text:span text:style-name="T9">}</text:span></text:p>
              </text:list-item>
            </text:list>
          </draw:text-box>
        </draw:frame>
        <draw:custom-shape draw:style-name="gr6" draw:text-style-name="P9" draw:id="id7" draw:layer="layout" svg:width="22.437cm" svg:height="5.292cm" svg:x="1.27cm" svg:y="11.218cm">
          <text:p text:style-name="P13"><text:span text:style-name="T11">public class</text:span><text:span text:style-name="T12"> JdbcAccountRepository implements AccountRepository {</text:span></text:p>
          <text:p text:style-name="P13"><text:span text:style-name="T12"><text:s text:c="4"/></text:span><text:span text:style-name="T11">public</text:span><text:span text:style-name="T12"> JdbcAccountRepository(DataSource ds) {</text:span></text:p>
          <text:p text:style-name="P13"><text:span text:style-name="T12"><text:s text:c="8"/></text:span><text:span text:style-name="T11">this</text:span><text:span text:style-name="T12">.</text:span><text:span text:style-name="T13">dataSource</text:span><text:span text:style-name="T12"> = ds;</text:span></text:p>
          <text:p text:style-name="P13"><text:span text:style-name="T12"><text:s text:c="4"/></text:span><text:span text:style-name="T12">}</text:span></text:p>
          <text:p text:style-name="P13"><text:span text:style-name="T12"><text:s text:c="4"/>…</text:span></text:p>
          <text:p text:style-name="P13"><text:span text:style-name="T12">}</text:span></text:p>
          <draw:enhanced-geometry svg:viewBox="0 0 21600 21600" draw:type="rectangle" draw:enhanced-path="M 0 0 L 21600 0 21600 21600 0 21600 0 0 Z N"/>
        </draw:custom-shape>
        <draw:g draw:id="id8">
          <draw:custom-shape draw:style-name="gr7" draw:text-style-name="P9" draw:layer="layout" svg:width="12.796cm" svg:height="0.994cm" svg:x="10.614cm" svg:y="14.817cm">
            <text:p text:style-name="P14"><text:span text:style-name="T14">Needed to load accounts from the database</text:span></text:p>
            <draw:enhanced-geometry svg:viewBox="0 0 21600 21600" draw:type="mso-spt202" draw:enhanced-path="M 0 0 L 21600 0 21600 21600 0 21600 0 0 Z N"/>
          </draw:custom-shape>
          <draw:line draw:style-name="gr8" draw:text-style-name="P10" draw:layer="layout" svg:x1="13.335cm" svg:y1="14.816cm" svg:x2="13.123cm" svg:y2="12.911cm">
            <text:p text:style-name="P4"/>
          </draw:line>
        </draw:g>
        <draw:g draw:id="id6">
          <draw:line draw:style-name="gr8" draw:text-style-name="P10" draw:layer="layout" svg:x1="13.756cm" svg:y1="8.254cm" svg:x2="13.545cm" svg:y2="6.349cm">
            <text:p text:style-name="P4"/>
          </draw:line>
          <draw:custom-shape draw:style-name="gr7" draw:text-style-name="P9" draw:layer="layout" svg:width="10.51cm" svg:height="1.727cm" svg:x="11.456cm" svg:y="8.255cm">
            <text:p text:style-name="P14"><text:span text:style-name="T14">Needed to perform money transfers</text:span></text:p>
            <text:p text:style-name="P14"><text:span text:style-name="T14">between account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5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3.495cm" svg:height="2.118cm" svg:x="1.269cm" svg:y="0.422cm" presentation:class="title" presentation:user-transformed="true">
          <draw:text-box>
            <text:p text:style-name="P5">The Approach You’re Used to</text:p>
          </draw:text-box>
        </draw:frame>
        <draw:custom-shape draw:style-name="gr6" draw:text-style-name="P9" draw:layer="layout" svg:width="24.554cm" svg:height="12.489cm" svg:x="0.423cm" svg:y="4.233cm">
          <text:p text:id="id9" text:style-name="P15"><text:span text:style-name="T15">&lt;beans&gt;</text:span></text:p>
          <text:p text:style-name="P15"><text:span text:style-name="T16"/></text:p>
          <text:p text:id="id11" text:style-name="P15"><text:span text:style-name="T15"><text:s text:c="4"/></text:span><text:span text:style-name="T15">&lt;bean</text:span><text:span text:style-name="T16"> </text:span><text:span text:style-name="T17">id</text:span><text:span text:style-name="T16">=</text:span><text:span text:style-name="T18">“transferService”</text:span><text:span text:style-name="T16"> </text:span><text:span text:style-name="T17">class</text:span><text:span text:style-name="T16">=</text:span><text:span text:style-name="T18">“app.impl.TransferServiceImpl”</text:span><text:span text:style-name="T15">&gt;</text:span></text:p>
          <text:p text:id="id17" text:style-name="P15"><text:span text:style-name="T15"><text:s text:c="8"/></text:span><text:span text:style-name="T15">&lt;constructor-arg</text:span><text:span text:style-name="T16"> </text:span><text:span text:style-name="T17">ref</text:span><text:span text:style-name="T16">=</text:span><text:span text:style-name="T18">“accountRepository” </text:span><text:span text:style-name="T15">/&gt;</text:span></text:p>
          <text:p text:id="id12" text:style-name="P15"><text:span text:style-name="T15"><text:s text:c="4"/></text:span><text:span text:style-name="T15">&lt;/bean&gt;</text:span></text:p>
          <text:p text:style-name="P15"><text:span text:style-name="T15"/></text:p>
          <text:p text:id="id13" text:style-name="P15"><text:span text:style-name="T15"><text:s text:c="4"/></text:span><text:span text:style-name="T15">&lt;bean</text:span><text:span text:style-name="T16"> </text:span><text:span text:style-name="T17">id</text:span><text:span text:style-name="T16">=</text:span><text:span text:style-name="T18">“accountRepository”</text:span><text:span text:style-name="T16"> </text:span><text:span text:style-name="T17">class</text:span><text:span text:style-name="T16">=</text:span><text:span text:style-name="T18">“app.impl.JdbcAccountRepository”</text:span><text:span text:style-name="T15">&gt;</text:span></text:p>
          <text:p text:id="id18" text:style-name="P15"><text:span text:style-name="T15"><text:s text:c="8"/></text:span><text:span text:style-name="T15">&lt;constructor-arg</text:span><text:span text:style-name="T16"> </text:span><text:span text:style-name="T17">ref</text:span><text:span text:style-name="T16">=</text:span><text:span text:style-name="T18">“dataSource” </text:span><text:span text:style-name="T15">/&gt;</text:span></text:p>
          <text:p text:id="id14" text:style-name="P15"><text:span text:style-name="T15"><text:s text:c="4"/></text:span><text:span text:style-name="T15">&lt;/bean&gt;</text:span></text:p>
          <text:p text:style-name="P15"><text:span text:style-name="T16"/></text:p>
          <text:p text:id="id15" text:style-name="P15"><text:span text:style-name="T15"><text:s text:c="4"/></text:span><text:span text:style-name="T15">&lt;bean</text:span><text:span text:style-name="T16"> </text:span><text:span text:style-name="T17">id</text:span><text:span text:style-name="T16">=</text:span><text:span text:style-name="T18">“dataSource”</text:span><text:span text:style-name="T16"> </text:span><text:span text:style-name="T17">class</text:span><text:span text:style-name="T16">=</text:span><text:span text:style-name="T18">“com.oracle.jdbc.pool.OracleDataSource”</text:span><text:span text:style-name="T15">&gt;</text:span></text:p>
          <text:p text:id="id19" text:style-name="P15"><text:span text:style-name="T15"><text:s text:c="8"/></text:span><text:span text:style-name="T15">&lt;property</text:span><text:span text:style-name="T17"> name</text:span><text:span text:style-name="T16">=</text:span><text:span text:style-name="T18">“URL”</text:span><text:span text:style-name="T16"> </text:span><text:span text:style-name="T17">value</text:span><text:span text:style-name="T16">=</text:span><text:span text:style-name="T18">“jdbc:oracle:thin:@localhost:1521:BANK” </text:span><text:span text:style-name="T15">/&gt;</text:span></text:p>
          <text:p text:id="id20" text:style-name="P15"><text:span text:style-name="T15"><text:s text:c="8"/></text:span><text:span text:style-name="T15">&lt;property</text:span><text:span text:style-name="T16"> </text:span><text:span text:style-name="T17">name</text:span><text:span text:style-name="T16">=</text:span><text:span text:style-name="T18">“user”</text:span><text:span text:style-name="T16"> </text:span><text:span text:style-name="T17">value</text:span><text:span text:style-name="T16">=</text:span><text:span text:style-name="T18">“moneytransfer-app” </text:span><text:span text:style-name="T15">/&gt;</text:span></text:p>
          <text:p text:id="id16" text:style-name="P15"><text:span text:style-name="T15"><text:s text:c="4"/></text:span><text:span text:style-name="T15">&lt;/bean&gt;</text:span></text:p>
          <text:p text:style-name="P15"><text:span text:style-name="T16"/></text:p>
          <text:p text:id="id10" text:style-name="P15"><text:span text:style-name="T15">&lt;/beans&gt;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6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he Annotation-Based Approach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2.225cm" svg:height="3.176cm" svg:x="1.269cm" svg:y="-0.001cm" presentation:class="title" presentation:user-transformed="true">
          <draw:text-box>
            <text:p text:style-name="P5"><text:span text:style-name="T19">The Annotation-Based Approach</text:span></text:p>
          </draw:text-box>
        </draw:frame>
        <draw:frame presentation:style-name="pr10" draw:text-style-name="P7" draw:id="id21" draw:layer="layout" svg:width="22.437cm" svg:height="5.716cm" svg:x="1.269cm" svg:y="4.656cm" presentation:class="outline" presentation:user-transformed="true">
          <draw:text-box>
            <text:list text:style-name="L5">
              <text:list-item>
                <text:p text:style-name="P16"><text:span text:style-name="T20">public class</text:span><text:span text:style-name="T21"> TransferServiceImpl implements TransferService {</text:span></text:p>
              </text:list-item>
            </text:list>
            <text:list text:style-name="L6">
              <text:list-item>
                <text:p text:style-name="P16"><text:span text:style-name="T21"><text:s text:c="4"/></text:span><text:span text:style-name="T22">@Autowired</text:span></text:p>
              </text:list-item>
            </text:list>
            <text:list text:style-name="L5">
              <text:list-item>
                <text:p text:style-name="P16"><text:span text:style-name="T20"><text:s text:c="4"/></text:span><text:span text:style-name="T20">public</text:span><text:span text:style-name="T21"> TransferServiceImpl(AccountRepository ar) {</text:span></text:p>
              </text:list-item>
            </text:list>
            <text:list text:style-name="L6">
              <text:list-item>
                <text:p text:style-name="P16"><text:span text:style-name="T21"><text:s text:c="8"/></text:span><text:span text:style-name="T20">this</text:span><text:span text:style-name="T21">.</text:span><text:span text:style-name="T23">accountRepository</text:span><text:span text:style-name="T21"> = ar;</text:span></text:p>
              </text:list-item>
            </text:list>
            <text:list text:style-name="L6">
              <text:list-item>
                <text:p text:style-name="P16"><text:span text:style-name="T21"><text:s text:c="4"/></text:span><text:span text:style-name="T21">}</text:span></text:p>
              </text:list-item>
            </text:list>
            <text:list text:style-name="L6">
              <text:list-item>
                <text:p text:style-name="P16"><text:span text:style-name="T21"><text:s text:c="4"/>…</text:span></text:p>
              </text:list-item>
            </text:list>
            <text:list text:style-name="L6">
              <text:list-item>
                <text:p text:style-name="P16"><text:span text:style-name="T21">}</text:span></text:p>
              </text:list-item>
            </text:list>
          </draw:text-box>
        </draw:frame>
        <draw:custom-shape draw:style-name="gr6" draw:text-style-name="P9" draw:id="id24" draw:layer="layout" svg:width="22.437cm" svg:height="6.139cm" svg:x="1.27cm" svg:y="11.218cm">
          <text:p text:style-name="P13"><text:span text:style-name="T11">public class</text:span><text:span text:style-name="T12"> JdbcAccountRepository implements AccountRepository {</text:span></text:p>
          <text:p text:style-name="P13"><text:span text:style-name="T12"><text:s text:c="4"/></text:span><text:span text:style-name="T24">@Autowired</text:span></text:p>
          <text:p text:style-name="P13"><text:span text:style-name="T12"><text:s text:c="4"/></text:span><text:span text:style-name="T11">public</text:span><text:span text:style-name="T12"> JdbcAccountRepository(DataSource ds) {</text:span></text:p>
          <text:p text:style-name="P13"><text:span text:style-name="T12"><text:s text:c="8"/></text:span><text:span text:style-name="T11">this</text:span><text:span text:style-name="T12">.</text:span><text:span text:style-name="T13">dataSource</text:span><text:span text:style-name="T12"> = ds;</text:span></text:p>
          <text:p text:style-name="P13"><text:span text:style-name="T12"><text:s text:c="4"/></text:span><text:span text:style-name="T12">}</text:span></text:p>
          <text:p text:style-name="P13"><text:span text:style-name="T12"><text:s text:c="4"/>…</text:span></text:p>
          <text:p text:style-name="P13"><text:span text:style-name="T12">}</text:span></text:p>
          <draw:enhanced-geometry svg:viewBox="0 0 21600 21600" draw:type="rectangle" draw:enhanced-path="M 0 0 L 21600 0 21600 21600 0 21600 0 0 Z N"/>
        </draw:custom-shape>
        <draw:polyline draw:style-name="gr8" draw:text-style-name="P10" draw:id="id22" draw:layer="layout" svg:width="6.349cm" svg:height="1.692cm" svg:x="6.138cm" svg:y="5.714cm" svg:viewBox="0 0 6350 1693" draw:points="6350,1693 0,0">
          <text:p text:style-name="P4"/>
        </draw:polyline>
        <draw:custom-shape draw:style-name="gr7" draw:text-style-name="P9" draw:id="id23" draw:layer="layout" svg:width="10.933cm" svg:height="0.994cm" svg:x="12.514cm" svg:y="6.985cm">
          <text:p text:style-name="P14"><text:span text:style-name="T14">Spring: ‘automatically try to wire this!’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7"/>
          <draw:frame presentation:style-name="pr7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3.495cm" svg:height="2.118cm" svg:x="1.269cm" svg:y="0.422cm" presentation:class="title" presentation:user-transformed="true">
          <draw:text-box>
            <text:p text:style-name="P5"><text:span text:style-name="T19">The Annotation-Based Approach</text:span></text:p>
          </draw:text-box>
        </draw:frame>
        <draw:custom-shape draw:style-name="gr6" draw:text-style-name="P9" draw:layer="layout" svg:width="24.554cm" svg:height="12.489cm" svg:x="0.423cm" svg:y="4.233cm">
          <text:p text:id="id25" text:style-name="P15"><text:span text:style-name="T15">&lt;beans&gt;</text:span></text:p>
          <text:p text:style-name="P15"><text:span text:style-name="T16"/></text:p>
          <text:p text:id="id26" text:style-name="P15"><text:span text:style-name="T15"><text:s text:c="4"/></text:span><text:span text:style-name="T15">&lt;bean</text:span><text:span text:style-name="T16"> </text:span><text:span text:style-name="T17">id</text:span><text:span text:style-name="T16">=</text:span><text:span text:style-name="T18">“transferService”</text:span><text:span text:style-name="T16"> </text:span><text:span text:style-name="T17">class</text:span><text:span text:style-name="T16">=</text:span><text:span text:style-name="T18">“app.impl.TransferServiceImpl”/</text:span><text:span text:style-name="T15">&gt;</text:span></text:p>
          <text:p text:style-name="P15"><text:span text:style-name="T15"/></text:p>
          <text:p text:id="id27" text:style-name="P15"><text:span text:style-name="T15"><text:s text:c="4"/></text:span><text:span text:style-name="T15">&lt;bean</text:span><text:span text:style-name="T16"> </text:span><text:span text:style-name="T17">id</text:span><text:span text:style-name="T16">=</text:span><text:span text:style-name="T18">“accountRepository”</text:span><text:span text:style-name="T16"> </text:span><text:span text:style-name="T17">class</text:span><text:span text:style-name="T16">=</text:span><text:span text:style-name="T18">“app.impl.JdbcAccountRepository”</text:span><text:span text:style-name="T15">/&gt;</text:span></text:p>
          <text:p text:style-name="P15"><text:span text:style-name="T16"/></text:p>
          <text:p text:id="id28" text:style-name="P15"><text:span text:style-name="T15"><text:s text:c="4"/></text:span><text:span text:style-name="T15">&lt;bean</text:span><text:span text:style-name="T16"> </text:span><text:span text:style-name="T17">id</text:span><text:span text:style-name="T16">=</text:span><text:span text:style-name="T18">“dataSource”</text:span><text:span text:style-name="T16"> </text:span><text:span text:style-name="T17">class</text:span><text:span text:style-name="T16">=</text:span><text:span text:style-name="T18">“com.oracle.jdbc.pool.OracleDataSource”</text:span><text:span text:style-name="T15">&gt;</text:span></text:p>
          <text:p text:id="id29" text:style-name="P15"><text:span text:style-name="T15"><text:s text:c="8"/></text:span><text:span text:style-name="T15">&lt;property</text:span><text:span text:style-name="T17"> name</text:span><text:span text:style-name="T16">=</text:span><text:span text:style-name="T18">“URL”</text:span><text:span text:style-name="T16"> </text:span><text:span text:style-name="T17">value</text:span><text:span text:style-name="T16">=</text:span><text:span text:style-name="T18">“jdbc:oracle:thin:@localhost:1521:BANK” </text:span><text:span text:style-name="T15">/&gt;</text:span></text:p>
          <text:p text:id="id30" text:style-name="P15"><text:span text:style-name="T15"><text:s text:c="8"/></text:span><text:span text:style-name="T15">&lt;property</text:span><text:span text:style-name="T16"> </text:span><text:span text:style-name="T17">name</text:span><text:span text:style-name="T16">=</text:span><text:span text:style-name="T18">“user”</text:span><text:span text:style-name="T16"> </text:span><text:span text:style-name="T17">value</text:span><text:span text:style-name="T16">=</text:span><text:span text:style-name="T18">“moneytransfer-app” </text:span><text:span text:style-name="T15">/&gt;</text:span></text:p>
          <text:p text:id="id31" text:style-name="P15"><text:span text:style-name="T15"><text:s text:c="4"/></text:span><text:span text:style-name="T15">&lt;/bean&gt;</text:span></text:p>
          <text:p text:style-name="P15"><text:span text:style-name="T16"/></text:p>
          <text:p text:id="id32" text:style-name="P15"><text:span text:style-name="T15"><text:s text:c="4"/></text:span><text:span text:style-name="T15">&lt;context:annotation-config/&gt;</text:span></text:p>
          <text:p text:style-name="P15"><text:span text:style-name="T15"/></text:p>
          <text:p text:id="id33" text:style-name="P15"><text:span text:style-name="T15">&lt;/beans&gt;</text:span></text:p>
          <draw:enhanced-geometry svg:viewBox="0 0 21600 21600" draw:type="rectangle" draw:enhanced-path="M 0 0 L 21600 0 21600 21600 0 21600 0 0 Z N"/>
        </draw:custom-shape>
        <draw:polyline draw:style-name="gr8" draw:text-style-name="P10" draw:id="id34" draw:layer="layout" svg:width="11.217cm" svg:height="2.751cm" svg:x="5.927cm" svg:y="8.043cm" svg:viewBox="0 0 11218 2752" draw:points="11218,2752 0,0">
          <text:p text:style-name="P4"/>
        </draw:polyline>
        <draw:custom-shape draw:style-name="gr7" draw:text-style-name="P9" draw:id="id35" draw:layer="layout" svg:width="7.551cm" svg:height="1.727cm" svg:x="17.169cm" svg:y="9.948cm">
          <text:p text:style-name="P14"><text:span text:style-name="T25">No more need to specify </text:span></text:p>
          <text:p text:style-name="P14"><text:span text:style-name="T25">constructor-args</text:span></text:p>
          <draw:enhanced-geometry svg:viewBox="0 0 21600 21600" draw:type="mso-spt202" draw:enhanced-path="M 0 0 L 21600 0 21600 21600 0 21600 0 0 Z N"/>
        </draw:custom-shape>
        <draw:polyline draw:style-name="gr8" draw:text-style-name="P10" draw:id="id36" draw:layer="layout" svg:width="11.852cm" svg:height="3.597cm" svg:x="5.291cm" svg:y="6.562cm" svg:viewBox="0 0 11853 3598" draw:points="11853,3598 0,0">
          <text:p text:style-name="P4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8"/>
          <draw:frame presentation:style-name="pr7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Usage - Nothing Changes!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Usage - Nothing Changes!</text:p>
          </draw:text-box>
        </draw:frame>
        <draw:custom-shape draw:style-name="gr6" draw:text-style-name="P9" draw:layer="layout" svg:width="22.649cm" svg:height="8.678cm" svg:x="1.693cm" svg:y="5.292cm">
          <text:p text:id="id37" text:style-name="P13"><text:span text:style-name="T26">// Create the application from the configuration</text:span></text:p>
          <text:p text:id="id38" text:style-name="P13"><text:span text:style-name="T12">ApplicationContext context =</text:span></text:p>
          <text:p text:id="id39" text:style-name="P13"><text:span text:style-name="T12"><text:s text:c="4"/></text:span><text:span text:style-name="T11">new</text:span><text:span text:style-name="T12"> ClassPathXmlApplicationContext(</text:span><text:span text:style-name="T13">“application-config.xml”</text:span><text:span text:style-name="T12">);</text:span></text:p>
          <text:p text:style-name="P13"><text:span text:style-name="T12"/></text:p>
          <text:p text:id="id40" text:style-name="P13"><text:span text:style-name="T26">// Look up the application service interface</text:span></text:p>
          <text:p text:id="id41" text:style-name="P13"><text:span text:style-name="T12">TransferService service = </text:span></text:p>
          <text:p text:id="id42" text:style-name="P13"><text:span text:style-name="T12"><text:s text:c="4"/></text:span><text:span text:style-name="T12">(TransferService) context.getBean(</text:span><text:span text:style-name="T13">“transferService”</text:span><text:span text:style-name="T12">);</text:span></text:p>
          <text:p text:style-name="P13"><text:span text:style-name="T12"/></text:p>
          <text:p text:id="id43" text:style-name="P13"><text:span text:style-name="T26">// Use the application</text:span></text:p>
          <text:p text:id="id44" text:style-name="P13"><text:span text:style-name="T12">service.transfer(</text:span><text:span text:style-name="T11">new</text:span><text:span text:style-name="T12"> MonetaryAmount(</text:span><text:span text:style-name="T13">“300.00”</text:span><text:span text:style-name="T12">, </text:span><text:span text:style-name="T13">“1”</text:span><text:span text:style-name="T12">, </text:span><text:span text:style-name="T13">“2”</text:span><text:span text:style-name="T12">));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9"/>
          <draw:frame presentation:style-name="pr8" draw:text-style-name="P2" draw:layer="layout" svg:width="16.254cm" svg:height="12cm" svg:x="2.033cm" svg:y="12.668cm" presentation:class="notes" presentation:user-transformed="true">
            <draw:text-box>
              <text:p text:style-name="P11"><text:span text:style-name="T27">Stress that nothing has changed to the actual application itself. It’s just the wiring instructions that have slightly changed.</text:span></text:p>
            </draw:text-box>
          </draw:frame>
        </presentation:notes>
      </draw:page>
      <draw:page draw:name="Quick Start Summar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Quick Start Summary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8">Spring container needs POJOs and wiring instructions to assemble your application</text:span></text:p>
              </text:list-item>
            </text:list>
            <text:list text:style-name="L3">
              <text:list-item>
                <text:p text:style-name="P6"><text:span text:style-name="T28">Wiring instructions can be provided in XML…</text:span></text:p>
              </text:list-item>
            </text:list>
            <text:list text:style-name="L3">
              <text:list-item>
                <text:p text:style-name="P6"><text:span text:style-name="T28">…</text:span><text:span text:style-name="T28">but also using annotations…</text:span></text:p>
              </text:list-item>
            </text:list>
            <text:list text:style-name="L3">
              <text:list-item>
                <text:p text:style-name="P6"><text:span text:style-name="T28">…</text:span><text:span text:style-name="T28">or a combination of the tw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0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Annotation Quick Start</text:p>
              </text:list-item>
            </text:list>
            <text:list text:style-name="L3">
              <text:list-item>
                <text:p text:style-name="P6"><text:span text:style-name="T2">Configuration Annotations</text:span></text:p>
              </text:list-item>
            </text:list>
            <text:list text:style-name="L3">
              <text:list-item>
                <text:p text:style-name="P6">Annotations for Testing and JUnit <text:s/>4 Support</text:p>
              </text:list-item>
            </text:list>
            <text:list text:style-name="L3">
              <text:list-item>
                <text:p text:style-name="P6">Summary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1"/>
          <draw:frame presentation:style-name="pr7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All Configuration Annotation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Configuration Annotations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8">@Autowired</text:span></text:p>
              </text:list-item>
            </text:list>
            <text:list text:style-name="L3">
              <text:list-item>
                <text:p text:style-name="P6"><text:span text:style-name="T28">@Resource</text:span></text:p>
              </text:list-item>
            </text:list>
            <text:list text:style-name="L3">
              <text:list-item>
                <text:p text:style-name="P6"><text:span text:style-name="T28">@Component / @Repository</text:span></text:p>
              </text:list-item>
            </text:list>
            <text:list text:style-name="L3">
              <text:list-item>
                <text:p text:style-name="P6"><text:span text:style-name="T28">@PostConstruct / @PreDestroy / @Required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28">As shown earli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2"/>
          <draw:frame presentation:style-name="pr7" draw:text-style-name="P4" draw:layer="layout" svg:width="16.254cm" svg:height="12.027cm" svg:x="2.033cm" svg:y="12.668cm" presentation:class="notes">
            <draw:text-box>
              <text:p text:style-name="P4">The @PostConstruct / @PreDestroy / @Required annotations have been covered in container-2</text:p>
            </draw:text-box>
          </draw:frame>
        </presentation:notes>
      </draw:page>
      <draw:page draw:name="@Autowired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8">@Autowired</text:span></text:p>
          </draw:text-box>
        </draw:frame>
        <draw:frame presentation:style-name="pr12" draw:text-style-name="P7" draw:layer="layout" svg:width="22.445cm" svg:height="6.478cm" svg:x="1.691cm" svg:y="3.847cm" presentation:class="outline" presentation:user-transformed="true">
          <draw:text-box>
            <text:list text:style-name="L3">
              <text:list-item>
                <text:p text:style-name="P18"><text:span text:style-name="T28">Asks Spring to autowire fields, methods or constructors by using the type</text:span></text:p>
              </text:list-item>
            </text:list>
            <text:list text:style-name="L3">
              <text:list-item>
                <text:p text:style-name="P18"><text:span text:style-name="T28">Removes the need to specificy </text:span><text:span text:style-name="T29">constructor-arg</text:span><text:span text:style-name="T28"> or </text:span><text:span text:style-name="T29">property</text:span><text:span text:style-name="T28"> elements in XML</text:span></text:p>
              </text:list-item>
            </text:list>
            <text:list text:style-name="L3">
              <text:list-item>
                <text:p text:style-name="P18"><text:span text:style-name="T28">Methods and constructors can have multiple arguments that will all be injected</text:span></text:p>
              </text:list-item>
            </text:list>
          </draw:text-box>
        </draw:frame>
        <draw:custom-shape draw:style-name="gr6" draw:text-style-name="P9" draw:id="id45" draw:layer="layout" svg:width="22.436cm" svg:height="7.197cm" svg:x="1.185cm" svg:y="10.943cm">
          <text:p text:style-name="P19"><text:span text:style-name="T30">public</text:span><text:span text:style-name="T31"> </text:span><text:span text:style-name="T30">class</text:span><text:span text:style-name="T31"> TransferServiceImpl </text:span><text:span text:style-name="T30">implements</text:span><text:span text:style-name="T31"> TransferService </text:span></text:p>
          <text:p text:style-name="P19"><text:span text:style-name="T31"><text:s text:c="4"/></text:span><text:span text:style-name="T32">@Autowired</text:span></text:p>
          <text:p text:style-name="P19"><text:span text:style-name="T31"><text:s text:c="4"/></text:span><text:span text:style-name="T30">public</text:span><text:span text:style-name="T31"> TransferServiceImpl(AccountRepository ar) {</text:span></text:p>
          <text:p text:style-name="P19"><text:span text:style-name="T12"><text:s text:c="8"/></text:span><text:span text:style-name="T30">this</text:span><text:span text:style-name="T31">.</text:span><text:span text:style-name="T13">accountRepository</text:span><text:span text:style-name="T31"> = ar;</text:span></text:p>
          <text:p text:style-name="P19"><text:span text:style-name="T12"><text:s text:c="4"/></text:span><text:span text:style-name="T31">}</text:span></text:p>
          <text:p text:style-name="P19"><text:span text:style-name="T12"><text:s text:c="4"/></text:span><text:span text:style-name="T31">…</text:span></text:p>
          <text:p text:style-name="P19"><text:span text:style-name="T31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3"/>
          <draw:frame presentation:style-name="pr7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<text:span text:style-name="T28">@Autowired Works For Collections Too!</text:span></text:p>
          </draw:text-box>
        </draw:frame>
        <draw:frame presentation:style-name="pr12" draw:text-style-name="P7" draw:layer="layout" svg:width="21.855cm" svg:height="4.155cm" svg:x="1.745cm" svg:y="4.657cm" presentation:class="outline" presentation:user-transformed="true">
          <draw:text-box>
            <text:list text:style-name="L3">
              <text:list-item>
                <text:p text:style-name="P18"><text:span text:style-name="T28">Just include a (typed) Collection to obtain a reference to all beans of a certain type</text:span></text:p>
              </text:list-item>
            </text:list>
          </draw:text-box>
        </draw:frame>
        <draw:custom-shape draw:style-name="gr9" draw:text-style-name="P21" draw:id="id46" draw:layer="layout" svg:width="22.436cm" svg:height="7.197cm" svg:x="1.482cm" svg:y="10.16cm">
          <text:p text:style-name="P20"><text:span text:style-name="T30">public</text:span><text:span text:style-name="T31"> </text:span><text:span text:style-name="T30">class</text:span><text:span text:style-name="T31"> TransferServiceImpl </text:span><text:span text:style-name="T30">implements</text:span><text:span text:style-name="T31"> TransferService </text:span></text:p>
          <text:p text:style-name="P20"><text:span text:style-name="T31"><text:s text:c="4"/></text:span><text:span text:style-name="T32">@Autowired</text:span></text:p>
          <text:p text:style-name="P20"><text:span text:style-name="T31"><text:s text:c="4"/></text:span><text:span text:style-name="T30">public</text:span><text:span text:style-name="T31"> TransferServiceImpl(List&lt;AccountRepository&gt; l) {</text:span></text:p>
          <text:p text:style-name="P20"><text:span text:style-name="T12"><text:s text:c="8"/></text:span><text:span text:style-name="T30">this</text:span><text:span text:style-name="T31">.</text:span><text:span text:style-name="T13">repositories</text:span><text:span text:style-name="T31"> = l;</text:span></text:p>
          <text:p text:style-name="P20"><text:span text:style-name="T12"><text:s text:c="4"/></text:span><text:span text:style-name="T31">}</text:span></text:p>
          <text:p text:style-name="P20"><text:span text:style-name="T12"><text:s text:c="4"/></text:span><text:span text:style-name="T31">…</text:span></text:p>
          <text:p text:style-name="P20"><text:span text:style-name="T31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12.655cm" svg:height="1.753cm" svg:x="11.698cm" svg:y="7.237cm">
          <text:p text:style-name="P14"><text:span text:style-name="T14">Injects all beans of type AccountRepository</text:span></text:p>
          <text:p text:style-name="P14"><text:span text:style-name="T14">available in the ApplicationContext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12.122cm" svg:y1="8.963cm" svg:x2="12.851cm" svg:y2="12.176cm">
          <text:p text:style-name="P4"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4"/>
          <draw:frame presentation:style-name="pr7" draw:text-style-name="P23" draw:layer="layout" svg:width="16.254cm" svg:height="12.027cm" svg:x="2.033cm" svg:y="12.668cm" presentation:class="notes">
            <draw:text-box>
              <text:p text:style-name="P23">Note that it also works for arrays.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8">Optional @Autowiring</text:span></text:p>
          </draw:text-box>
        </draw:frame>
        <draw:frame presentation:style-name="pr12" draw:text-style-name="P7" draw:layer="layout" svg:width="22.445cm" svg:height="4.155cm" svg:x="1.691cm" svg:y="3.847cm" presentation:class="outline" presentation:user-transformed="true">
          <draw:text-box>
            <text:list text:style-name="L3">
              <text:list-item>
                <text:p text:style-name="P18"><text:span text:style-name="T28">Using the required attribute, specify whether or not Spring should fail if no instance was found</text:span></text:p>
              </text:list-item>
            </text:list>
            <text:list text:style-name="L3">
              <text:list-item>
                <text:p text:style-name="P18"><text:span text:style-name="T28">Defaults to true</text:span></text:p>
              </text:list-item>
            </text:list>
          </draw:text-box>
        </draw:frame>
        <draw:custom-shape draw:style-name="gr11" draw:text-style-name="P21" draw:id="id47" draw:layer="layout" svg:width="22.436cm" svg:height="2.231cm" svg:x="0.888cm" svg:y="7.434cm">
          <text:p text:style-name="P20"><text:span text:style-name="T32">@Autowired(required=false)</text:span></text:p>
          <text:p text:style-name="P20"><text:span text:style-name="T30">private</text:span><text:span text:style-name="T31"> AccountRepository </text:span><text:span text:style-name="T33">accountRepository</text:span><text:span text:style-name="T31">;</text:span></text:p>
          <text:p text:style-name="P20"><text:span text:style-name="T31"/></text:p>
          <draw:enhanced-geometry svg:viewBox="0 0 21600 21600" draw:type="rectangle" draw:enhanced-path="M 0 0 L 21600 0 21600 21600 0 21600 0 0 Z N"/>
        </draw:custom-shape>
        <draw:frame presentation:style-name="pr13" draw:text-style-name="P24" draw:layer="layout" svg:width="22.445cm" svg:height="1.602cm" svg:x="1.712cm" svg:y="10.277cm" presentation:class="outline" presentation:user-transformed="true">
          <draw:text-box>
            <text:list text:style-name="L3">
              <text:list-item>
                <text:p text:style-name="P18"><text:span text:style-name="T28">Provides nice way of specifying defaults</text:span></text:p>
              </text:list-item>
            </text:list>
          </draw:text-box>
        </draw:frame>
        <draw:custom-shape draw:style-name="gr12" draw:text-style-name="P21" draw:layer="layout" svg:width="22.436cm" svg:height="3.337cm" svg:x="0.834cm" svg:y="12.862cm">
          <text:p text:style-name="P20"><text:span text:style-name="T32">@Autowired(required=false)</text:span></text:p>
          <text:p text:style-name="P20"><text:span text:style-name="T30">private</text:span><text:span text:style-name="T31"> AccountRepository </text:span><text:span text:style-name="T33">accountRepository</text:span><text:span text:style-name="T31"> = </text:span></text:p>
          <text:p text:style-name="P20"><text:span text:style-name="T31"><text:s text:c="8"/></text:span><text:span text:style-name="T34">new</text:span><text:span text:style-name="T31"> DefaultAccountRepository();</text:span></text:p>
          <text:p text:style-name="P20"><text:span text:style-name="T31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5"/>
          <draw:frame presentation:style-name="pr7" draw:text-style-name="P23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17.476cm" svg:height="2.753cm" svg:x="0.957cm" svg:y="0.225cm" presentation:class="title" presentation:user-transformed="true">
          <draw:text-box>
            <text:p text:style-name="P25"><text:span text:style-name="T35">Disambiguation with @Autowired</text:span></text:p>
          </draw:text-box>
        </draw:frame>
        <draw:frame presentation:style-name="pr14" draw:text-style-name="P27" draw:layer="layout" svg:width="21.855cm" svg:height="7.087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8">Although not often needed, @Autowired provides disambiguation features</text:span></text:p>
              </text:list-item>
            </text:list>
            <text:list text:style-name="L3">
              <text:list-item>
                <text:p text:style-name="P6"><text:span text:style-name="T28">Needed in case multiple instances of the same type exist, one of which needs to be autowired</text:span></text:p>
              </text:list-item>
            </text:list>
            <text:list text:style-name="L3">
              <text:list-item>
                <text:p text:style-name="P6"><text:span text:style-name="T28">Using an @Qualifier annotation you can inject named beans</text:span></text:p>
              </text:list-item>
            </text:list>
          </draw:text-box>
        </draw:frame>
        <draw:custom-shape draw:style-name="gr13" draw:text-style-name="P29" draw:layer="layout" svg:width="22.133cm" svg:height="2.7cm" svg:x="2.04cm" svg:y="13.441cm">
          <text:p text:style-name="P28"><text:span text:style-name="T36">@Autowired</text:span></text:p>
          <text:p text:style-name="P28"><text:span text:style-name="T37">@Qualifier(“primaryDataSource”)</text:span></text:p>
          <text:p text:style-name="P28"><text:span text:style-name="T38">private </text:span><text:span text:style-name="T36">DataSource </text:span><text:span text:style-name="T39">dataSource</text:span><text:span text:style-name="T36">;</text:span></text:p>
          <draw:enhanced-geometry svg:viewBox="0 0 21600 21600" draw:type="mso-spt202" draw:enhanced-path="M 0 0 L 21600 0 21600 21600 0 21600 0 0 Z N"/>
        </draw:custom-shape>
        <draw:custom-shape draw:style-name="gr14" draw:text-style-name="P22" draw:layer="layout" svg:width="9.218cm" svg:height="1.781cm" svg:x="14.001cm" svg:y="10.638cm">
          <text:p text:style-name="P14"><text:span text:style-name="T14">Specify the bean name of the </text:span></text:p>
          <text:p text:style-name="P14"><text:span text:style-name="T14">bean you want to inject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14.012cm" svg:y1="11.663cm" svg:x2="9.881cm" svg:y2="14.363cm">
          <text:p text:style-name="P4"/>
        </draw:lin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6"/>
          <draw:frame presentation:style-name="pr6" draw:text-style-name="P23" draw:layer="layout" svg:width="16.254cm" svg:height="12.001cm" svg:x="2.033cm" svg:y="12.668cm" presentation:class="notes" presentation:user-transformed="true">
            <draw:text-box>
              <text:p text:style-name="P23">We're not covering meta annotations here. If you like, please add a discussion about meta annotations and the use of those to disambiguate(?) yourself on the whiteboard.</text:p>
              <text:p text:style-name="P23">Example:</text:p>
              <text:p text:style-name="P23"/>
              <text:p text:style-name="P28"><text:span text:style-name="T40">@Qualifier</text:span></text:p>
              <text:p text:style-name="P28"><text:span text:style-name="T41">public @interface</text:span><text:span text:style-name="T42"> Offline { … }</text:span></text:p>
              <text:p text:style-name="P28"><text:span text:style-name="T42"/></text:p>
              <text:p text:style-name="P28"><text:span text:style-name="T43">@Autowired</text:span></text:p>
              <text:p text:style-name="P28"><text:span text:style-name="T44">@Offline</text:span></text:p>
              <text:p text:style-name="P28"><text:span text:style-name="T45">private </text:span><text:span text:style-name="T43">WidgetCatalog </text:span><text:span text:style-name="T46">backupCatalog</text:span><text:span text:style-name="T43">;</text:span></text:p>
              <text:p text:style-name="P28"><text:span text:style-name="T43"/></text:p>
              <text:p text:style-name="P5"><text:span text:style-name="T47">&lt;bean </text:span><text:span text:style-name="T45">class</text:span><text:span text:style-name="T43">=</text:span><text:span text:style-name="T46">“org.springframework.beans.factory.annotation.</text:span></text:p>
              <text:p text:style-name="P5"><text:span text:style-name="T48"><text:s text:c="23"/></text:span><text:span text:style-name="T48">CustomAutowireConfigurer”</text:span><text:span text:style-name="T49">&gt;</text:span></text:p>
              <text:p text:style-name="P5"><text:span text:style-name="T49"><text:s text:c="3"/></text:span><text:span text:style-name="T49">&lt;property </text:span><text:span text:style-name="T50">name</text:span><text:span text:style-name="T51">=</text:span><text:span text:style-name="T48">“customQualifierTypes”</text:span><text:span text:style-name="T49">&gt;</text:span></text:p>
              <text:p text:style-name="P5"><text:span text:style-name="T49"><text:s text:c="6"/></text:span><text:span text:style-name="T49">&lt;set&gt;</text:span></text:p>
              <text:p text:style-name="P5"><text:span text:style-name="T49"><text:s text:c="9"/></text:span><text:span text:style-name="T49">&lt;value&gt;</text:span><text:span text:style-name="T51">org.example.Online</text:span><text:span text:style-name="T49">&lt;/value&gt;</text:span></text:p>
              <text:p text:style-name="P5"><text:span text:style-name="T49"><text:s text:c="9"/></text:span><text:span text:style-name="T49">&lt;value&gt;</text:span><text:span text:style-name="T51">org.example.Offline</text:span><text:span text:style-name="T49">&lt;/value&gt;</text:span></text:p>
              <text:p text:style-name="P5"><text:span text:style-name="T49"><text:s text:c="6"/></text:span><text:span text:style-name="T49">&lt;/set&gt;</text:span></text:p>
              <text:p text:style-name="P5"><text:span text:style-name="T49"><text:s text:c="3"/></text:span><text:span text:style-name="T49">&lt;/property&gt;</text:span></text:p>
              <text:p text:style-name="P5"><text:span text:style-name="T49">&lt;/bean&gt;</text:span></text:p>
            </draw:text-box>
          </draw:frame>
        </presentation:notes>
      </draw:page>
      <draw:page draw:name="@Resource (“myBeanName”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8">@Resource (“myBeanName”)</text:span></text:p>
          </draw:text-box>
        </draw:frame>
        <draw:frame presentation:style-name="pr12" draw:text-style-name="P7" draw:layer="layout" svg:width="21.855cm" svg:height="7.69cm" svg:x="1.718cm" svg:y="3.928cm" presentation:class="outline" presentation:user-transformed="true">
          <draw:text-box>
            <text:list text:style-name="L3">
              <text:list-item>
                <text:p text:style-name="P18"><text:span text:style-name="T28">JSR-250 annotation (not Spring-specific)</text:span></text:p>
              </text:list-item>
            </text:list>
            <text:list text:style-name="L3">
              <text:list-item>
                <text:p text:style-name="P18"><text:span text:style-name="T28">Tells Spring to inject a bean identified by the given name</text:span></text:p>
              </text:list-item>
            </text:list>
            <text:list text:style-name="L3">
              <text:list-item>
                <text:p text:style-name="P18"><text:span text:style-name="T28">Useful in case there are two beans with the same type and autowiring does not work</text:span></text:p>
              </text:list-item>
            </text:list>
            <text:list text:style-name="L3">
              <text:list-item>
                <text:p text:style-name="P18"><text:span text:style-name="T28">Works for all </text:span><text:span text:style-name="T52">methods</text:span><text:span text:style-name="T53"> (not just setters)</text:span></text:p>
              </text:list-item>
            </text:list>
            <text:list text:style-name="L3">
              <text:list-item>
                <text:p text:style-name="P18"><text:span text:style-name="T53">Can also lookup JNDI references</text:span></text:p>
              </text:list-item>
            </text:list>
          </draw:text-box>
        </draw:frame>
        <draw:custom-shape draw:style-name="gr6" draw:text-style-name="P31" draw:id="id48" draw:layer="layout" svg:width="23.058cm" svg:height="6.978cm" svg:x="0.787cm" svg:y="11.642cm">
          <text:p text:style-name="P30"><text:span text:style-name="T54">public</text:span><text:span text:style-name="T55"> </text:span><text:span text:style-name="T54">class</text:span><text:span text:style-name="T55"> TransferServiceImpl </text:span><text:span text:style-name="T54">implements</text:span><text:span text:style-name="T55"> TransferService {</text:span><text:span text:style-name="T55"><text:tab/></text:span></text:p>
          <text:p text:style-name="P30"><text:span text:style-name="T55"><text:s text:c="4"/></text:span><text:span text:style-name="T56">@Resource</text:span><text:span text:style-name="T55">(</text:span><text:span text:style-name="T57">"myBackupRepository"</text:span><text:span text:style-name="T55">)</text:span></text:p>
          <text:p text:style-name="P30"><text:span text:style-name="T58"><text:s text:c="4"/></text:span><text:span text:style-name="T54">public</text:span><text:span text:style-name="T55"> </text:span><text:span text:style-name="T54">void</text:span><text:span text:style-name="T55"> setBackupRepo(AccountRepository repo) {</text:span></text:p>
          <text:p text:style-name="P30"><text:span text:style-name="T58"><text:s text:c="8"/></text:span><text:span text:style-name="T54">this</text:span><text:span text:style-name="T55">.backRepo = repo;</text:span></text:p>
          <text:p text:style-name="P30"><text:span text:style-name="T55"><text:s text:c="4"/></text:span><text:span text:style-name="T59">}</text:span></text:p>
          <text:p text:style-name="P30"><text:span text:style-name="T59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7"/>
          <draw:frame presentation:style-name="pr7" draw:text-style-name="P4" draw:layer="layout" svg:width="16.254cm" svg:height="12.027cm" svg:x="2.033cm" svg:y="12.668cm" presentation:class="notes">
            <draw:text-box>
              <text:p text:style-name="P4">We're not specifically addressing the JNDI lookups here. JNDI lookups are supported as well.</text:p>
            </draw:text-box>
          </draw:frame>
        </presentation:notes>
      </draw:page>
      <draw:page draw:name="For these Annotations to Work…" draw:style-name="dp1" draw:master-page-name="Default" presentation:presentation-page-layout-name="AL2T1">
        <office:forms form:automatic-focus="false" form:apply-design-mode="false"/>
        <draw:frame presentation:style-name="pr15" draw:text-style-name="P32" draw:layer="layout" svg:width="17.476cm" svg:height="3.23cm" svg:x="0.957cm" svg:y="-0.013cm" presentation:class="title">
          <draw:text-box>
            <text:p text:style-name="P5">For these Annotations to Work…</text:p>
          </draw:text-box>
        </draw:frame>
        <draw:custom-shape draw:style-name="gr15" draw:text-style-name="P9" draw:layer="layout" svg:width="0.512cm" svg:height="1.27cm" svg:x="3.81cm" svg:y="5.129cm">
          <text:p text:style-name="P4"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3.495cm" svg:height="10.115cm" svg:x="0.847cm" svg:y="7.03cm">
          <text:p text:id="id49" text:style-name="P33"><text:span text:style-name="T60">&lt;</text:span><text:span text:style-name="T61">beans </text:span><text:span text:style-name="T62">xmlns</text:span><text:span text:style-name="T63">=</text:span><text:span text:style-name="T64">"http://www.springframework.org/schema/beans"</text:span></text:p>
          <text:p text:id="id50" text:style-name="P33"><text:span text:style-name="T62"><text:s text:c="4"/></text:span><text:span text:style-name="T62">xmlns:xsi</text:span><text:span text:style-name="T63">=</text:span><text:span text:style-name="T64">"http://www.w3.org/2001/XMLSchema-instance"</text:span></text:p>
          <text:p text:id="id51" text:style-name="P33"><text:span text:style-name="T62"><text:s text:c="4"/></text:span><text:span text:style-name="T62">xmlns:context</text:span><text:span text:style-name="T63">=</text:span><text:span text:style-name="T64">"http://www.springframework.org/schema/context"</text:span></text:p>
          <text:p text:id="id52" text:style-name="P33"><text:span text:style-name="T62"><text:s text:c="4"/></text:span><text:span text:style-name="T62">xsi:schemaLocation</text:span><text:span text:style-name="T63">=</text:span><text:span text:style-name="T64">"http://www.springframework.org/schema/beans</text:span></text:p>
          <text:p text:id="id53" text:style-name="P33"><text:span text:style-name="T65"><text:s text:c="2"/></text:span><text:span text:style-name="T64">http://www.springframework.org/schema/beans/spring-beans-2.5.xsd</text:span></text:p>
          <text:p text:id="id54" text:style-name="P33"><text:span text:style-name="T64"><text:s text:c="2"/></text:span><text:span text:style-name="T64">http://www.springframework.org/schema/context </text:span></text:p>
          <text:p text:id="id55" text:style-name="P33"><text:span text:style-name="T64"><text:s text:c="2"/></text:span><text:span text:style-name="T64">http://www.springframework.org/schema/context/spring-context-2.5.xsd"</text:span><text:span text:style-name="T60">&gt;</text:span></text:p>
          <text:p text:style-name="P33"><text:span text:style-name="T60"/></text:p>
          <text:p text:id="id59" text:style-name="P33"><text:span text:style-name="T60"><text:s text:c="4"/></text:span><text:span text:style-name="T66">&lt;context:annotation-config/&gt;</text:span></text:p>
          <text:p text:style-name="P33"><text:span text:style-name="T60"/></text:p>
          <text:p text:id="id56" text:style-name="P33"><text:span text:style-name="T60"><text:s text:c="4"/></text:span><text:span text:style-name="T60">&lt;bean </text:span><text:span text:style-name="T67">id</text:span><text:span text:style-name="T65">=</text:span><text:span text:style-name="T68">“transferService”</text:span><text:span text:style-name="T60"> </text:span><text:span text:style-name="T67">class</text:span><text:span text:style-name="T65">=</text:span><text:span text:style-name="T68">“transfer.TransferService”</text:span><text:span text:style-name="T60">/&gt;</text:span></text:p>
          <text:p text:id="id57" text:style-name="P33"><text:span text:style-name="T60"><text:s text:c="4"/></text:span><text:span text:style-name="T60">&lt;bean </text:span><text:span text:style-name="T67">id</text:span><text:span text:style-name="T65">=</text:span><text:span text:style-name="T68">“accountRepository”</text:span><text:span text:style-name="T60"> </text:span><text:span text:style-name="T67">class</text:span><text:span text:style-name="T65">=</text:span><text:span text:style-name="T68">“transfer.JdbcAccountRepository”</text:span><text:span text:style-name="T60">/&gt;</text:span></text:p>
          <text:p text:style-name="P33"><text:span text:style-name="T60"/></text:p>
          <text:p text:id="id58" text:style-name="P33"><text:span text:style-name="T60">&lt;/beans&gt;</text:span></text:p>
          <text:p text:style-name="P33"><text:span text:style-name="T69"/></text:p>
          <draw:enhanced-geometry svg:viewBox="0 0 21600 21600" draw:type="rectangle" draw:enhanced-path="M 0 0 L 21600 0 21600 21600 0 21600 0 0 Z N"/>
        </draw:custom-shape>
        <draw:polyline draw:style-name="gr8" draw:text-style-name="P10" draw:id="id60" draw:layer="layout" svg:width="3.866cm" svg:height="0.518cm" svg:x="8.673cm" svg:y="12.181cm" svg:viewBox="0 0 3867 519" draw:points="3867,0 0,519">
          <text:p text:style-name="P4"/>
        </draw:polyline>
        <draw:custom-shape draw:style-name="gr7" draw:text-style-name="P9" draw:id="id61" draw:layer="layout" svg:width="9.375cm" svg:height="2.46cm" svg:x="12.511cm" svg:y="11.853cm">
          <text:p text:style-name="P14"><text:span text:style-name="T14">Turns on checking of DI </text:span></text:p>
          <text:p text:style-name="P14"><text:span text:style-name="T14">annotations for beans declared </text:span></text:p>
          <text:p text:style-name="P14"><text:span text:style-name="T14">in this context</text:span></text:p>
          <draw:enhanced-geometry svg:viewBox="0 0 21600 21600" draw:type="mso-spt202" draw:enhanced-path="M 0 0 L 21600 0 21600 21600 0 21600 0 0 Z N"/>
        </draw:custom-shape>
        <draw:frame presentation:style-name="pr16" draw:text-style-name="P34" draw:layer="layout" svg:width="21.855cm" svg:height="11.22cm" svg:x="1.745cm" svg:y="4.657cm" presentation:class="outline">
          <draw:text-box>
            <text:list text:style-name="L8">
              <text:list-item>
                <text:p text:style-name="P34">We need to ‘turn them on’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8"/>
          <draw:frame presentation:style-name="pr17" draw:text-style-name="P2" draw:layer="layout" svg:width="16.254cm" svg:height="12cm" svg:x="2.033cm" svg:y="12.668cm" presentation:class="notes" presentation:user-transformed="true">
            <draw:text-box>
              <text:p text:style-name="P11"><text:span text:style-name="T27">Mention the classes STILL need to be mentioned in the XML file…</text:span></text:p>
            </draw:text-box>
          </draw:frame>
        </presentation:notes>
      </draw:page>
      <draw:page draw:name="@Component / @Repositor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@Component</text:p>
          </draw:text-box>
        </draw:frame>
        <draw:frame presentation:style-name="pr18" draw:text-style-name="P7" draw:layer="layout" svg:width="21.855cm" svg:height="3.967cm" svg:x="1.745cm" svg:y="4.657cm" presentation:class="outline" presentation:user-transformed="true">
          <draw:text-box>
            <text:list text:style-name="L3">
              <text:list-item>
                <text:p text:style-name="P35"><text:span text:style-name="T70">Both identify POJOs as Spring Beans</text:span></text:p>
              </text:list-item>
            </text:list>
            <text:list text:style-name="L3">
              <text:list-item>
                <text:p text:style-name="P35"><text:span text:style-name="T70">Removes the need to specify </text:span><text:span text:style-name="T71">almost anything </text:span><text:span text:style-name="T70">in XML</text:span></text:p>
              </text:list-item>
            </text:list>
            <text:list text:style-name="L3">
              <text:list-item>
                <text:p text:style-name="P35"><text:span text:style-name="T70">Optionally pass it a String, which will be the bean name</text:span></text:p>
              </text:list-item>
            </text:list>
            <text:list text:style-name="L3">
              <text:list-item>
                <text:p text:style-name="P35"><text:span text:style-name="T70">Default bean name is de-capitalized non-qualified name</text:span></text:p>
              </text:list-item>
            </text:list>
          </draw:text-box>
        </draw:frame>
        <draw:custom-shape draw:style-name="gr6" draw:text-style-name="P9" draw:id="id62" draw:layer="layout" svg:width="22.436cm" svg:height="7.197cm" svg:x="1.482cm" svg:y="9.948cm">
          <text:p text:style-name="P19"><text:span text:style-name="T72">@</text:span><text:span text:style-name="T32">Component</text:span></text:p>
          <text:p text:style-name="P19"><text:span text:style-name="T30">public</text:span><text:span text:style-name="T31"> </text:span><text:span text:style-name="T30">class</text:span><text:span text:style-name="T31"> TransferServiceImpl </text:span><text:span text:style-name="T30">implements</text:span><text:span text:style-name="T31"> TransferService </text:span></text:p>
          <text:p text:style-name="P19"><text:span text:style-name="T31"><text:s text:c="4"/></text:span><text:span text:style-name="T30">public</text:span><text:span text:style-name="T31"> TransferServiceImpl(AccountRepository ar) {</text:span></text:p>
          <text:p text:style-name="P19"><text:span text:style-name="T12"><text:s text:c="8"/></text:span><text:span text:style-name="T30">this</text:span><text:span text:style-name="T31">.</text:span><text:span text:style-name="T13">accountRepository</text:span><text:span text:style-name="T31"> = ar;</text:span></text:p>
          <text:p text:style-name="P19"><text:span text:style-name="T12"><text:s text:c="4"/></text:span><text:span text:style-name="T31">}</text:span></text:p>
          <text:p text:style-name="P19"><text:span text:style-name="T12"><text:s text:c="4"/></text:span><text:span text:style-name="T31">…</text:span></text:p>
          <text:p text:style-name="P19"><text:span text:style-name="T31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9"/>
          <draw:frame presentation:style-name="pr17" draw:text-style-name="P2" draw:layer="layout" svg:width="16.254cm" svg:height="12cm" svg:x="2.033cm" svg:y="12.668cm" presentation:class="notes" presentation:user-transformed="true">
            <draw:text-box>
              <text:p text:style-name="P11"><text:span text:style-name="T7">Stress that Spring does not do anything out-of-the-box; you always need to turn things on, using BPPs, BFPPs or namespaces.</text:span></text:p>
              <text:p text:style-name="P11"><text:span text:style-name="T7">The bean name for this bean would be ‘transferServiceImpl’</text:span></text:p>
              <text:p text:style-name="P11"><text:span text:style-name="T7">You can also tell the delegates naming strategy is pluggable using a filter. This was it is possible to create your own annotations if you like that are picked up by Spring’s class path scanning features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@Component and names</text:p>
          </draw:text-box>
        </draw:frame>
        <draw:frame presentation:style-name="pr18" draw:text-style-name="P7" draw:layer="layout" svg:width="21.855cm" svg:height="3.947cm" svg:x="1.745cm" svg:y="4.657cm" presentation:class="outline" presentation:user-transformed="true">
          <draw:text-box>
            <text:list text:style-name="L3">
              <text:list-item>
                <text:p text:style-name="P35"><text:span text:style-name="T70">@Component takes a String that names the bean</text:span></text:p>
              </text:list-item>
            </text:list>
            <text:list text:style-name="L3">
              <text:list-item>
                <text:p text:style-name="P35"><text:span text:style-name="T70">Arguably not a best practice to put bean names in your Java code</text:span></text:p>
              </text:list-item>
            </text:list>
          </draw:text-box>
        </draw:frame>
        <draw:custom-shape draw:style-name="gr16" draw:text-style-name="P21" draw:id="id63" draw:layer="layout" svg:width="22.436cm" svg:height="7.197cm" svg:x="1.482cm" svg:y="9.948cm">
          <text:p text:style-name="P19"><text:span text:style-name="T72">@</text:span><text:span text:style-name="T32">Component(</text:span><text:span text:style-name="T73">“myTransferService”</text:span><text:span text:style-name="T32">)</text:span></text:p>
          <text:p text:style-name="P19"><text:span text:style-name="T30">public</text:span><text:span text:style-name="T31"> </text:span><text:span text:style-name="T30">class</text:span><text:span text:style-name="T31"> TransferServiceImpl </text:span><text:span text:style-name="T30">implements</text:span><text:span text:style-name="T31"> TransferService </text:span></text:p>
          <text:p text:style-name="P19"><text:span text:style-name="T31"><text:s text:c="4"/></text:span><text:span text:style-name="T30">public</text:span><text:span text:style-name="T31"> TransferServiceImpl(AccountRepository ar) {</text:span></text:p>
          <text:p text:style-name="P19"><text:span text:style-name="T12"><text:s text:c="8"/></text:span><text:span text:style-name="T30">this</text:span><text:span text:style-name="T31">.</text:span><text:span text:style-name="T13">accountRepository</text:span><text:span text:style-name="T31"> = ar;</text:span></text:p>
          <text:p text:style-name="P19"><text:span text:style-name="T12"><text:s text:c="4"/></text:span><text:span text:style-name="T31">}</text:span></text:p>
          <text:p text:style-name="P19"><text:span text:style-name="T12"><text:s text:c="4"/></text:span><text:span text:style-name="T31">…</text:span></text:p>
          <text:p text:style-name="P19"><text:span text:style-name="T31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0"/>
          <draw:frame presentation:style-name="pr17" draw:text-style-name="P36" draw:layer="layout" svg:width="16.254cm" svg:height="12cm" svg:x="1.991cm" svg:y="12.626cm" presentation:class="notes" presentation:user-transformed="true">
            <draw:text-box>
              <text:p text:style-name="P11"><text:span text:style-name="T74">Multiple beans with the same name are not allowed by the Spring container</text:span></text:p>
              <text:p text:style-name="P11"><text:span text:style-name="T74"/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@Scope</text:p>
          </draw:text-box>
        </draw:frame>
        <draw:frame presentation:style-name="pr18" draw:text-style-name="P7" draw:layer="layout" svg:width="21.855cm" svg:height="3.947cm" svg:x="1.745cm" svg:y="4.657cm" presentation:class="outline" presentation:user-transformed="true">
          <draw:text-box>
            <text:list text:style-name="L3">
              <text:list-item>
                <text:p text:style-name="P35"><text:span text:style-name="T70">@Scope allows you to set the customize the instantiation strategy to 'prototype', 'request', 'session' or any other (possibly custom) scope</text:span></text:p>
              </text:list-item>
            </text:list>
          </draw:text-box>
        </draw:frame>
        <draw:custom-shape draw:style-name="gr17" draw:text-style-name="P21" draw:id="id64" draw:layer="layout" svg:width="22.436cm" svg:height="7.197cm" svg:x="1.482cm" svg:y="9.948cm">
          <text:p text:style-name="P20"><text:span text:style-name="T72">@</text:span><text:span text:style-name="T32">Scope(</text:span><text:span text:style-name="T73">“prototype”</text:span><text:span text:style-name="T32">) </text:span><text:span text:style-name="T72">@</text:span><text:span text:style-name="T32">Component</text:span></text:p>
          <text:p text:style-name="P20"><text:span text:style-name="T30">public</text:span><text:span text:style-name="T31"> </text:span><text:span text:style-name="T30">class</text:span><text:span text:style-name="T31"> TransferServiceImpl </text:span><text:span text:style-name="T30">implements</text:span><text:span text:style-name="T31"> TransferService </text:span></text:p>
          <text:p text:style-name="P20"><text:span text:style-name="T31"><text:s text:c="4"/></text:span><text:span text:style-name="T30">public</text:span><text:span text:style-name="T31"> TransferServiceImpl(AccountRepository ar) {</text:span></text:p>
          <text:p text:style-name="P20"><text:span text:style-name="T12"><text:s text:c="8"/></text:span><text:span text:style-name="T30">this</text:span><text:span text:style-name="T31">.</text:span><text:span text:style-name="T13">accountRepository</text:span><text:span text:style-name="T31"> = ar;</text:span></text:p>
          <text:p text:style-name="P20"><text:span text:style-name="T12"><text:s text:c="4"/></text:span><text:span text:style-name="T31">}</text:span></text:p>
          <text:p text:style-name="P20"><text:span text:style-name="T12"><text:s text:c="4"/></text:span><text:span text:style-name="T31">…</text:span></text:p>
          <text:p text:style-name="P20"><text:span text:style-name="T31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1"/>
          <draw:frame presentation:style-name="pr17" draw:text-style-name="P36" draw:layer="layout" svg:width="16.254cm" svg:height="12cm" svg:x="2.033cm" svg:y="12.668cm" presentation:class="notes" presentation:user-transformed="true">
            <draw:text-box>
              <text:p text:style-name="P37"><text:span text:style-name="T74">Stress that Spring does not do anything out-of-the-box; you always need to turn things on, using BPPs, BFPPs or namespaces.</text:span></text:p>
              <text:p text:style-name="P37"><text:span text:style-name="T74">The bean name for this bean would be ‘transferServiceImpl’</text:span></text:p>
              <text:p text:style-name="P37"><text:span text:style-name="T74">You can also tell the delegates naming strategy is pluggable using a filter. This was it is possible to create your own annotations if you like that are picked up by Spring’s class path scanning features</text:span></text:p>
            </draw:text-box>
          </draw:frame>
        </presentation:notes>
      </draw:page>
      <draw:page draw:name="For this Annotation to Work…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For this Annotation to Work…</text:p>
          </draw:text-box>
        </draw:frame>
        <draw:custom-shape draw:style-name="gr15" draw:text-style-name="P9" draw:layer="layout" svg:width="0.512cm" svg:height="1.27cm" svg:x="3.81cm" svg:y="5.129cm">
          <text:p text:style-name="P4"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We need to enable ‘component scanning’</text:p>
              </text:list-item>
            </text:list>
          </draw:text-box>
        </draw:frame>
        <draw:custom-shape draw:style-name="gr6" draw:text-style-name="P9" draw:layer="layout" svg:width="23.495cm" svg:height="9.948cm" svg:x="0.847cm" svg:y="7.197cm">
          <text:p text:id="id65" text:style-name="P33"><text:span text:style-name="T75">&lt;</text:span><text:span text:style-name="T76">beans </text:span><text:span text:style-name="T77">xmlns</text:span><text:span text:style-name="T78">=</text:span><text:span text:style-name="T79">"http://www.springframework.org/schema/beans”</text:span></text:p>
          <text:p text:id="id66" text:style-name="P33"><text:span text:style-name="T77"><text:s text:c="16"/></text:span><text:span text:style-name="T77">xmlns:xsi</text:span><text:span text:style-name="T78">=</text:span><text:span text:style-name="T79">"http://www.w3.org/2001/XMLSchema-instance"</text:span></text:p>
          <text:p text:id="id67" text:style-name="P33"><text:span text:style-name="T77"><text:s text:c="16"/></text:span><text:span text:style-name="T77">xmlns:context</text:span><text:span text:style-name="T78">=</text:span><text:span text:style-name="T79">"http://www.springframework.org/schema/context"</text:span></text:p>
          <text:p text:id="id68" text:style-name="P33"><text:span text:style-name="T77"><text:s text:c="16"/></text:span><text:span text:style-name="T77">xsi:schemaLocation</text:span><text:span text:style-name="T78">=</text:span><text:span text:style-name="T79">"http://www.springframework.org/schema/beans</text:span></text:p>
          <text:p text:id="id69" text:style-name="P33"><text:span text:style-name="T80"><text:s text:c="6"/></text:span><text:span text:style-name="T79">http://www.springframework.org/schema/beans/spring-beans-2.5.xsd</text:span></text:p>
          <text:p text:id="id70" text:style-name="P33"><text:span text:style-name="T79"><text:s text:c="6"/></text:span><text:span text:style-name="T79">http://www.springframework.org/schema/context </text:span></text:p>
          <text:p text:id="id71" text:style-name="P33"><text:span text:style-name="T79"><text:s text:c="6"/></text:span><text:span text:style-name="T79">http://www.springframework.org/schema/context/spring-context-2.5.xsd"</text:span><text:span text:style-name="T75">&gt;</text:span></text:p>
          <text:p text:style-name="P33"><text:span text:style-name="T75"/></text:p>
          <text:p text:id="id73" text:style-name="P33"><text:span text:style-name="T75"><text:s text:c="4"/></text:span><text:span text:style-name="T81">&lt;context:component-scan </text:span><text:span text:style-name="T82">base-package</text:span><text:span text:style-name="T83">=</text:span><text:span text:style-name="T84">“transfer”</text:span><text:span text:style-name="T81">/&gt;</text:span></text:p>
          <text:p text:style-name="P33"><text:span text:style-name="T75"/></text:p>
          <text:p text:id="id72" text:style-name="P33"><text:span text:style-name="T75">&lt;/beans&gt;</text:span></text:p>
          <text:p text:style-name="P33"><text:span text:style-name="T75"/></text:p>
          <draw:enhanced-geometry svg:viewBox="0 0 21600 21600" draw:type="rectangle" draw:enhanced-path="M 0 0 L 21600 0 21600 21600 0 21600 0 0 Z N"/>
        </draw:custom-shape>
        <draw:polyline draw:style-name="gr8" draw:text-style-name="P10" draw:id="id74" draw:layer="layout" svg:width="3.386cm" svg:height="1.692cm" svg:x="10.794cm" svg:y="13.334cm" svg:viewBox="0 0 3387 1693" draw:points="3387,1693 0,0">
          <text:p text:style-name="P4"/>
        </draw:polyline>
        <draw:custom-shape draw:style-name="gr7" draw:text-style-name="P9" draw:id="id75" draw:layer="layout" svg:width="9.375cm" svg:height="1.727cm" svg:x="14.21cm" svg:y="14.182cm">
          <text:p text:style-name="P14"><text:span text:style-name="T14">No more need to mention the </text:span></text:p>
          <text:p text:style-name="P14"><text:span text:style-name="T14">beans in the application context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2"/>
          <draw:frame presentation:style-name="pr7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39" draw:layer="layout" svg:width="17.476cm" svg:height="2.753cm" svg:x="0.957cm" svg:y="0.225cm" presentation:class="title" presentation:user-transformed="true">
          <draw:text-box>
            <text:p text:style-name="P38"><text:span text:style-name="T85">@Component is a meta-annotation</text:span></text:p>
          </draw:text-box>
        </draw:frame>
        <draw:frame presentation:style-name="pr18" draw:text-style-name="P7" draw:layer="layout" svg:width="21.855cm" svg:height="3.947cm" svg:x="1.745cm" svg:y="4.657cm" presentation:class="outline" presentation:user-transformed="true">
          <draw:text-box>
            <text:list text:style-name="L3">
              <text:list-item>
                <text:p text:style-name="P35"><text:span text:style-name="T70">@Component is what we call a meta-annotation</text:span></text:p>
              </text:list-item>
            </text:list>
            <text:list text:style-name="L3">
              <text:list-item>
                <text:p text:style-name="P35"><text:span text:style-name="T70">Allows introduction of custom annotation being picked up by the component scanner</text:span></text:p>
              </text:list-item>
            </text:list>
          </draw:text-box>
        </draw:frame>
        <draw:custom-shape draw:style-name="gr18" draw:text-style-name="P43" draw:id="id76" draw:layer="layout" svg:width="22.411cm" svg:height="4.928cm" svg:x="1.428cm" svg:y="8.031cm">
          <text:p text:style-name="P40"><text:span text:style-name="T86">package</text:span><text:span text:style-name="T87"> com.mycompany.util;</text:span></text:p>
          <text:p text:style-name="P40"><text:span text:style-name="T88"/></text:p>
          <text:p text:style-name="P41"><text:span text:style-name="T89">@Component</text:span></text:p>
          <text:p text:style-name="P40"><text:span text:style-name="T90">@Retention</text:span><text:span text:style-name="T91">(RetentionPolicy.</text:span><text:span text:style-name="T92">RUNTIME</text:span><text:span text:style-name="T91">)</text:span></text:p>
          <text:p text:style-name="P40"><text:span text:style-name="T93">public</text:span><text:span text:style-name="T91"> </text:span><text:span text:style-name="T93">@interface</text:span><text:span text:style-name="T91"> </text:span><text:span text:style-name="T87">MyCustomComponent</text:span><text:span text:style-name="T91"> {</text:span></text:p>
          <text:p text:style-name="P42"><text:span text:style-name="T88">}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2.436cm" svg:height="4.306cm" svg:x="1.455cm" svg:y="13.621cm">
          <text:p text:style-name="P19"><text:span text:style-name="T32">@MyCustomComponent</text:span></text:p>
          <text:p text:style-name="P19"><text:span text:style-name="T30">public</text:span><text:span text:style-name="T31"> </text:span><text:span text:style-name="T30">class</text:span><text:span text:style-name="T31"> TransferServiceImpl </text:span><text:span text:style-name="T30">implements</text:span><text:span text:style-name="T31"> TransferService </text:span></text:p>
          <text:p text:style-name="P19"><text:span text:style-name="T31"><text:s text:c="4"/></text:span><text:span text:style-name="T31">…</text:span></text:p>
          <text:p text:style-name="P19"><text:span text:style-name="T31">}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0.178cm" svg:y1="11.825cm" svg:x2="8.369cm" svg:y2="13.769cm">
          <text:p text:style-name="P4"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3"/>
          <draw:frame presentation:style-name="pr17" draw:text-style-name="P36" draw:layer="layout" svg:width="16.254cm" svg:height="12cm" svg:x="1.991cm" svg:y="12.626cm" presentation:class="notes" presentation:user-transformed="true">
            <draw:text-box>
              <text:p text:style-name="P37"><text:span text:style-name="T74">Maybe mention you don't need to do any extra configuration here for this do work (other than the component scanner)</text:span></text:p>
              <text:p text:style-name="P37"><text:span text:style-name="T74"/>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Including &amp; Excluding Beans</text:p>
          </draw:text-box>
        </draw:frame>
        <draw:custom-shape draw:style-name="gr19" draw:text-style-name="P9" draw:layer="layout" svg:width="0.512cm" svg:height="1.27cm" svg:x="3.81cm" svg:y="5.129cm">
          <text:p text:style-name="P4"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Using filters, we can include or exclude beans, based on type or class-level annotation</text:p>
              </text:list-item>
            </text:list>
          </draw:text-box>
        </draw:frame>
        <draw:custom-shape draw:style-name="gr20" draw:text-style-name="P45" draw:layer="layout" svg:width="23.495cm" svg:height="7.139cm" svg:x="0.874cm" svg:y="7.683cm">
          <text:p text:id="id77" text:style-name="P44"><text:span text:style-name="T94">&lt;</text:span><text:span text:style-name="T95">context:component-scan</text:span><text:span text:style-name="T96"> </text:span><text:span text:style-name="T97">base-package</text:span><text:span text:style-name="T98">=</text:span><text:span text:style-name="T99">"rewards"</text:span><text:span text:style-name="T94">&gt;</text:span><text:span text:style-name="T98"> </text:span></text:p>
          <text:p text:style-name="P44"><text:span text:style-name="T98"/></text:p>
          <text:p text:style-name="P44"><text:span text:style-name="T98"><text:s text:c="8"/></text:span><text:span text:style-name="T94">&lt;</text:span><text:span text:style-name="T95">context:include-filter</text:span><text:span text:style-name="T96"> </text:span><text:span text:style-name="T97">type</text:span><text:span text:style-name="T98">=</text:span><text:span text:style-name="T99">"regex"</text:span><text:span text:style-name="T96"> </text:span></text:p>
          <text:p text:style-name="P44"><text:span text:style-name="T96"><text:s text:c="16"/></text:span><text:span text:style-name="T97">expression</text:span><text:span text:style-name="T98">=</text:span><text:span text:style-name="T99">".*Stub.*Repository"</text:span><text:span text:style-name="T94">/&gt;</text:span><text:span text:style-name="T98"> </text:span></text:p>
          <text:p text:style-name="P44"><text:span text:style-name="T98"/></text:p>
          <text:p text:style-name="P44"><text:span text:style-name="T98"><text:s text:c="8"/></text:span><text:span text:style-name="T94">&lt;</text:span><text:span text:style-name="T95">context:exclude-filter</text:span><text:span text:style-name="T96"> </text:span><text:span text:style-name="T97">type</text:span><text:span text:style-name="T98">=</text:span><text:span text:style-name="T99">"annotation"</text:span><text:span text:style-name="T96"> </text:span></text:p>
          <text:p text:style-name="P44"><text:span text:style-name="T96"><text:s text:c="16"/></text:span><text:span text:style-name="T97">expression</text:span><text:span text:style-name="T98">=</text:span><text:span text:style-name="T99">"org.springframework.stereotype.Repository"</text:span><text:span text:style-name="T94">/&gt;</text:span><text:span text:style-name="T98"> </text:span></text:p>
          <text:p text:style-name="P44"><text:span text:style-name="T98"/></text:p>
          <text:p text:style-name="P44"><text:span text:style-name="T94">&lt;/</text:span><text:span text:style-name="T95">context:component-scan</text:span><text:span text:style-name="T94">&gt;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4"/>
          <draw:frame presentation:style-name="pr7" draw:text-style-name="P23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When use what?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8">Start using annotations for small isolated parts of your application (Spring @MVC controllers)</text:span></text:p>
              </text:list-item>
            </text:list>
            <text:list text:style-name="L3">
              <text:list-item>
                <text:p text:style-name="P6"><text:span text:style-name="T28">Annotations are spread across your code base</text:span></text:p>
              </text:list-item>
            </text:list>
            <text:list text:style-name="L3">
              <text:list-item>
                <text:p text:style-name="P6"><text:span text:style-name="T28">XML is centralized in one <text:s/>(or a few) places</text:span></text:p>
              </text:list-item>
            </text:list>
            <text:list text:style-name="L3">
              <text:list-item>
                <text:p text:style-name="P6"><text:span text:style-name="T28">XML for infrastructure and more 'static' beans</text:span></text:p>
              </text:list-item>
            </text:list>
            <text:list text:style-name="L3">
              <text:list-item>
                <text:p text:style-name="P6"><text:span text:style-name="T28">Annotations for frequently changing beans</text:span></text:p>
              </text:list-item>
            </text:list>
            <text:list text:style-name="L3">
              <text:list-item>
                <text:p text:style-name="P6"><text:span text:style-name="T28">Spring IDE does not have support for @Autowired and @Component (ye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5"/>
          <draw:frame presentation:style-name="pr6" draw:text-style-name="P23" draw:layer="layout" svg:width="16.254cm" svg:height="12.001cm" svg:x="2.033cm" svg:y="12.668cm" presentation:class="notes">
            <draw:text-box>
              <text:p text:style-name="P4"><text:span text:style-name="T100">@Component and more specifically @Controller works very well in the Spring @MVC part of an application. This is where you want to quickly add stuff, without having to go through a ton of configuration (handler mapping, et cetera).</text:span></text:p>
              <text:p text:style-name="P4"><text:span text:style-name="T100">Remember also the annotations are still spread across your code base, so it might not become any clearer for other people to see where the dependencies are.</text:span></text:p>
              <text:p text:style-name="P4"><text:span text:style-name="T100">XML is arguably better for more static beans that do not change a lot.</text:span></text:p>
              <text:p text:style-name="P4"><text:span text:style-name="T100">Spring IDE will in the future feature better support for @Autowired beans.</text:span></text:p>
              <text:p text:style-name="P4"><text:span text:style-name="T100"/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Annotation Quick Start</text:p>
              </text:list-item>
            </text:list>
            <text:list text:style-name="L3">
              <text:list-item>
                <text:p text:style-name="P6">All Configuration Annotations</text:p>
              </text:list-item>
            </text:list>
            <text:list text:style-name="L3">
              <text:list-item>
                <text:p text:style-name="P6"><text:span text:style-name="T2">Annotations for Testing and JUnit <text:s/>4 Support</text:span></text:p>
              </text:list-item>
            </text:list>
            <text:list text:style-name="L3">
              <text:list-item>
                <text:p text:style-name="P6">Summ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6"/>
          <draw:frame presentation:style-name="pr7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JUnit 4 and the @Test Annota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JUnit 4 and the @Test Annotation</text:p>
          </draw:text-box>
        </draw:frame>
        <draw:frame presentation:style-name="pr12" draw:text-style-name="P7" draw:layer="layout" svg:width="21.855cm" svg:height="4.347cm" svg:x="1.745cm" svg:y="4.657cm" presentation:class="outline" presentation:user-transformed="true">
          <draw:text-box>
            <text:list text:style-name="L3">
              <text:list-item>
                <text:p text:style-name="P18">JUnit 4 does not use inheritance and methods that have to be prefixed with <text:span text:style-name="T101">test</text:span></text:p>
              </text:list-item>
            </text:list>
            <text:list text:style-name="L3">
              <text:list-item>
                <text:p text:style-name="P18">Instead you have to annotate test methods with @Test</text:p>
              </text:list-item>
            </text:list>
          </draw:text-box>
        </draw:frame>
        <draw:custom-shape draw:style-name="gr6" draw:text-style-name="P9" draw:id="id78" draw:layer="layout" svg:width="22.436cm" svg:height="7.197cm" svg:x="1.482cm" svg:y="9.525cm">
          <text:p text:style-name="P19"><text:span text:style-name="T11">public</text:span><text:span text:style-name="T31"> </text:span><text:span text:style-name="T11">class</text:span><text:span text:style-name="T31"> TransferServiceTest {</text:span></text:p>
          <text:p text:style-name="P19"><text:span text:style-name="T12"/></text:p>
          <text:p text:style-name="P19"><text:span text:style-name="T102"><text:s text:c="4"/></text:span><text:span text:style-name="T102">@</text:span><text:span text:style-name="T31">Test </text:span><text:span text:style-name="T11">public</text:span><text:span text:style-name="T31"> </text:span><text:span text:style-name="T11">void</text:span><text:span text:style-name="T31"> correctTransfer() {</text:span></text:p>
          <text:p text:style-name="P19"><text:span text:style-name="T31"><text:s text:c="8"/></text:span><text:span text:style-name="T31">// do tests</text:span></text:p>
          <text:p text:style-name="P19"><text:span text:style-name="T31"><text:s text:c="8"/></text:span><text:span text:style-name="T31">Assert.assertNotNull(1234);</text:span></text:p>
          <text:p text:style-name="P19"><text:span text:style-name="T31"><text:s text:c="4"/></text:span><text:span text:style-name="T31">}</text:span></text:p>
          <text:p text:style-name="P19"><text:span text:style-name="T31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512cm" svg:height="1.27cm" svg:x="3.81cm" svg:y="5.129cm">
          <text:p text:style-name="P4"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7"/>
          <draw:frame presentation:style-name="pr7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System Testing with JUnit 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System Testing with JUnit 4</text:p>
          </draw:text-box>
        </draw:frame>
        <draw:frame presentation:style-name="pr19" draw:text-style-name="P7" draw:layer="layout" svg:width="21.855cm" svg:height="6.342cm" svg:x="1.745cm" svg:y="4.656cm" presentation:class="outline" presentation:user-transformed="true">
          <draw:text-box>
            <text:list text:style-name="L3">
              <text:list-item>
                <text:p text:style-name="P18"><text:span text:style-name="T28">Annotate the test with @ContextConfiguration</text:span></text:p>
              </text:list-item>
            </text:list>
            <text:list text:style-name="L3">
              <text:list-item>
                <text:p text:style-name="P18"><text:span text:style-name="T28">Optionally pass a String-array of config locations using the locations property (by default Spring loads config.xml from the same package)</text:span></text:p>
              </text:list-item>
            </text:list>
            <text:list text:style-name="L3">
              <text:list-item>
                <text:p text:style-name="P18"><text:span text:style-name="T28">Use @Autowired annotations as before</text:span></text:p>
              </text:list-item>
            </text:list>
          </draw:text-box>
        </draw:frame>
        <draw:custom-shape draw:style-name="gr15" draw:text-style-name="P9" draw:layer="layout" svg:width="0.512cm" svg:height="1.27cm" svg:x="3.81cm" svg:y="5.129cm">
          <text:p text:style-name="P4"/>
          <draw:enhanced-geometry svg:viewBox="0 0 21600 21600" draw:type="rectangle" draw:enhanced-path="M 0 0 L 21600 0 21600 21600 0 21600 0 0 Z N"/>
        </draw:custom-shape>
        <draw:custom-shape draw:style-name="gr6" draw:text-style-name="P9" draw:id="id79" draw:layer="layout" svg:width="22.436cm" svg:height="5.504cm" svg:x="1.482cm" svg:y="11.218cm">
          <text:p text:style-name="P19"><text:span text:style-name="T72">@</text:span><text:span text:style-name="T32">ContextConfiguration</text:span><text:span text:style-name="T31">(locations={</text:span><text:span text:style-name="T103">"/transfer-config.xml"</text:span><text:span text:style-name="T31">})</text:span></text:p>
          <text:p text:style-name="P19"><text:span text:style-name="T72">@</text:span><text:span text:style-name="T32">RunWith</text:span><text:span text:style-name="T31">(SpringJUnit4ClassRunner.</text:span><text:span text:style-name="T30">class</text:span><text:span text:style-name="T31">)</text:span></text:p>
          <text:p text:style-name="P19"><text:span text:style-name="T30">public</text:span><text:span text:style-name="T31"> </text:span><text:span text:style-name="T30">class</text:span><text:span text:style-name="T31"> TransferServiceTest {</text:span></text:p>
          <text:p text:style-name="P46"><text:span text:style-name="T31"><text:tab/></text:span><text:span text:style-name="T32">@Autowired </text:span><text:span text:style-name="T31">TransferService </text:span><text:span text:style-name="T13">serviceToTest</text:span><text:span text:style-name="T31">;</text:span></text:p>
          <text:p text:style-name="P19"><text:span text:style-name="T31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8"/>
          <draw:frame presentation:style-name="pr7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Transactional Tes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ransactional Tests</text:p>
          </draw:text-box>
        </draw:frame>
        <draw:frame presentation:style-name="pr19" draw:text-style-name="P7" draw:layer="layout" svg:width="21.855cm" svg:height="6.232cm" svg:x="1.745cm" svg:y="4.656cm" presentation:class="outline" presentation:user-transformed="true">
          <draw:text-box>
            <text:list text:style-name="L3">
              <text:list-item>
                <text:p text:style-name="P18">The super class is gone, so there’s no transaction managed tests anymore by default</text:p>
              </text:list-item>
            </text:list>
            <text:list text:style-name="L3">
              <text:list-item>
                <text:p text:style-name="P18">Annotate test method (or type) with @Transactional and they’ll be run in a transaction that will be rolled back afterwards</text:p>
              </text:list-item>
            </text:list>
          </draw:text-box>
        </draw:frame>
        <draw:custom-shape draw:style-name="gr15" draw:text-style-name="P9" draw:layer="layout" svg:width="0.512cm" svg:height="1.27cm" svg:x="3.81cm" svg:y="5.129cm">
          <text:p text:style-name="P4"/>
          <draw:enhanced-geometry svg:viewBox="0 0 21600 21600" draw:type="rectangle" draw:enhanced-path="M 0 0 L 21600 0 21600 21600 0 21600 0 0 Z N"/>
        </draw:custom-shape>
        <draw:custom-shape draw:style-name="gr6" draw:text-style-name="P9" draw:id="id80" draw:layer="layout" svg:width="22.436cm" svg:height="5.504cm" svg:x="1.482cm" svg:y="11.218cm">
          <text:p text:style-name="P47"><text:span text:style-name="T104">@Transactional @Test</text:span><text:span text:style-name="T105"> </text:span><text:span text:style-name="T106">public</text:span><text:span text:style-name="T105"> </text:span><text:span text:style-name="T106">void</text:span><text:span text:style-name="T105"> correctTransfer() {</text:span></text:p>
          <text:p text:style-name="P47"><text:span text:style-name="T105"><text:s text:c="4"/></text:span><text:span text:style-name="T105">// do tests</text:span></text:p>
          <text:p text:style-name="P47"><text:span text:style-name="T105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9"/>
          <draw:frame presentation:style-name="pr7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Annotation Quick Start</text:p>
              </text:list-item>
            </text:list>
            <text:list text:style-name="L3">
              <text:list-item>
                <text:p text:style-name="P6">All Configuration Annotations</text:p>
              </text:list-item>
            </text:list>
            <text:list text:style-name="L3">
              <text:list-item>
                <text:p text:style-name="P6">Annotations for Testing and JUnit <text:s/>4 Support</text:p>
              </text:list-item>
            </text:list>
            <text:list text:style-name="L3">
              <text:list-item>
                <text:p text:style-name="P6"><text:span text:style-name="T2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30"/>
          <draw:frame presentation:style-name="pr7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Summary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8">Spring’s configuration directives can be written in XML or using annotations</text:span></text:p>
              </text:list-item>
            </text:list>
            <text:list text:style-name="L3">
              <text:list-item>
                <text:p text:style-name="P6"><text:span text:style-name="T28">You can mix and match XML and annotations as you please</text:span></text:p>
              </text:list-item>
            </text:list>
            <text:list text:style-name="L3">
              <text:list-item>
                <text:p text:style-name="P6"><text:span text:style-name="T28">@Autowired and @Component allow for almost empty configuration files</text:span></text:p>
              </text:list-item>
            </text:list>
            <text:list text:style-name="L3">
              <text:list-item>
                <text:p text:style-name="P6"><text:span text:style-name="T28">@Transactional and @ContextConfiguration allow you to run transactional system tes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31"/>
          <draw:frame presentation:style-name="pr7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Using Spring’s annotations to Configure and test an appl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32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f00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f00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f00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f00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f00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f00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f00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f00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f00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f007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007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f00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f00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f00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f00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f00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f00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f00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f00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f00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f007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007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color="#000000"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f007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f007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f007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f007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f007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f007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f007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f007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f007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f007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Container 4 - </text:span><text:span text:style-name="T1"><text:page-number>23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23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1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FD1D9914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23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<presentation:footer/></text:span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FD1D9914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title>Module Name</dc:title>
    <meta:initial-creator>Mark Fisher</meta:initial-creator>
    <meta:creation-date>2006-09-22T09:51:11</meta:creation-date>
    <dc:date>2008-09-04T09:09:26</dc:date>
    <dc:language>en-US</dc:language>
    <meta:editing-cycles>324</meta:editing-cycles>
    <meta:editing-duration>PT17H2M20S</meta:editing-duration>
    <meta:user-defined meta:name="Info 1"/>
    <meta:user-defined meta:name="Info 2"/>
    <meta:user-defined meta:name="Info 3"/>
    <meta:user-defined meta:name="Info 4"/>
    <meta:document-statistic meta:object-count="215"/>
  </office:meta>
</office:document-meta>
</file>